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00%" fo:text-align="justify" style:justify-single-word="false" fo:text-indent="1.251cm" style:auto-text-indent="false"/>
      <style:text-properties style:font-name="Times New Roman" fo:font-size="12pt" fo:language="udm" fo:country="RU" officeooo:paragraph-rsid="0000b734" fo:background-color="transparent" style:font-size-asian="12pt" style:font-size-complex="12pt"/>
    </style:style>
    <style:style style:name="P2" style:family="paragraph" style:parent-style-name="Standard">
      <style:paragraph-properties fo:margin-left="0cm" fo:margin-right="0cm" fo:line-height="100%" fo:text-align="justify" style:justify-single-word="false" fo:text-indent="1.251cm" style:auto-text-indent="false"/>
      <style:text-properties style:font-name="Times New Roman" fo:font-size="12pt" fo:language="ru" fo:country="RU" officeooo:rsid="0007a87f" officeooo:paragraph-rsid="0000b734" fo:background-color="transparent" style:font-size-asian="12pt" style:font-size-complex="12pt"/>
    </style:style>
    <style:style style:name="P3" style:family="paragraph" style:parent-style-name="Marginalia">
      <style:paragraph-properties fo:margin-left="0cm" fo:margin-right="0cm" fo:text-indent="1.251cm" style:auto-text-indent="false"/>
      <style:text-properties officeooo:paragraph-rsid="00010acd" fo:background-color="transparent"/>
    </style:style>
    <style:style style:name="P4" style:family="paragraph" style:parent-style-name="Title">
      <style:paragraph-properties fo:margin-left="0cm" fo:margin-right="0cm" fo:text-indent="1.251cm" style:auto-text-indent="false"/>
      <style:text-properties style:font-name="Times New Roman" fo:font-size="12pt" officeooo:paragraph-rsid="0000b734" fo:background-color="transparent" style:font-size-asian="12pt" style:font-size-complex="12pt"/>
    </style:style>
    <style:style style:name="P5" style:family="paragraph" style:parent-style-name="Title">
      <style:paragraph-properties fo:margin-left="0cm" fo:margin-right="0cm" fo:text-align="justify" style:justify-single-word="false" fo:text-indent="1.251cm" style:auto-text-indent="false"/>
      <style:text-properties style:font-name="Times New Roman" fo:font-size="12pt" officeooo:paragraph-rsid="0000b734" fo:background-color="transparent" style:font-size-asian="12pt" style:font-size-complex="12pt"/>
    </style:style>
    <style:style style:name="P6" style:family="paragraph" style:parent-style-name="Text_20_body">
      <style:paragraph-properties fo:margin-left="0cm" fo:margin-right="0cm" fo:text-indent="1.251cm" style:auto-text-indent="false"/>
      <style:text-properties style:font-name="Times New Roman" fo:font-size="12pt" officeooo:paragraph-rsid="0000b734" fo:background-color="transparent" style:font-size-asian="12pt" style:font-size-complex="12pt"/>
    </style:style>
    <style:style style:name="P7" style:family="paragraph" style:parent-style-name="Heading_20_1">
      <style:paragraph-properties fo:margin-left="0cm" fo:margin-right="0cm" fo:text-indent="1.251cm" style:auto-text-indent="false"/>
      <style:text-properties style:font-name="Times New Roman" fo:font-size="12pt" officeooo:paragraph-rsid="0000b734" fo:background-color="transparent" style:font-size-asian="12pt" style:font-size-complex="12pt"/>
    </style:style>
    <style:style style:name="T1" style:family="text">
      <style:text-properties fo:language="ru" fo:country="RU"/>
    </style:style>
    <style:style style:name="T2" style:family="text">
      <style:text-properties fo:language="ru" fo:country="RU" officeooo:rsid="0004779b"/>
    </style:style>
    <style:style style:name="T3" style:family="text">
      <style:text-properties fo:language="ru" fo:country="RU" officeooo:rsid="000559fc"/>
    </style:style>
    <style:style style:name="T4" style:family="text">
      <style:text-properties fo:language="ru" fo:country="RU" officeooo:rsid="0006c8d7"/>
    </style:style>
    <style:style style:name="T5" style:family="text">
      <style:text-properties fo:language="ru" fo:country="RU" officeooo:rsid="0007a87f"/>
    </style:style>
    <style:style style:name="T6" style:family="text">
      <style:text-properties fo:language="ru" fo:country="RU" officeooo:rsid="0009276c"/>
    </style:style>
    <style:style style:name="T7" style:family="text">
      <style:text-properties fo:language="ru" fo:country="RU" officeooo:rsid="00092f08"/>
    </style:style>
    <style:style style:name="T8" style:family="text">
      <style:text-properties fo:language="ru" fo:country="RU" officeooo:rsid="000acb6b"/>
    </style:style>
    <style:style style:name="T9" style:family="text">
      <style:text-properties fo:language="ru" fo:country="RU" officeooo:rsid="000b92ab"/>
    </style:style>
    <style:style style:name="T10" style:family="text">
      <style:text-properties fo:language="ru" fo:country="RU" officeooo:rsid="000c47a9"/>
    </style:style>
    <style:style style:name="T11" style:family="text">
      <style:text-properties fo:language="ru" fo:country="RU" officeooo:rsid="000cc220"/>
    </style:style>
    <style:style style:name="T12" style:family="text">
      <style:text-properties fo:language="ru" fo:country="RU" officeooo:rsid="00100dae"/>
    </style:style>
    <style:style style:name="T13" style:family="text">
      <style:text-properties fo:language="ru" fo:country="RU" officeooo:rsid="001184f1"/>
    </style:style>
    <style:style style:name="T14" style:family="text">
      <style:text-properties fo:language="ru" fo:country="RU" officeooo:rsid="0011a3df"/>
    </style:style>
    <style:style style:name="T15" style:family="text">
      <style:text-properties fo:background-color="transparent" loext:char-shading-value="0"/>
    </style:style>
    <style:style style:name="T16" style:family="text">
      <style:text-properties style:font-name="Times New Roman" fo:font-size="12pt" style:font-size-asian="12pt" style:font-size-complex="12pt"/>
    </style:style>
    <style:style style:name="T17" style:family="text">
      <style:text-properties style:font-name="Times New Roman" fo:font-size="12pt" officeooo:rsid="0045c5b1" style:font-size-asian="12pt" style:font-size-complex="12pt"/>
    </style:style>
    <style:style style:name="T18" style:family="text">
      <style:text-properties style:font-name="Times New Roman" fo:font-size="12pt" officeooo:rsid="004323b9" style:font-size-asian="12pt" style:font-size-complex="12pt"/>
    </style:style>
    <style:style style:name="T19" style:family="text">
      <style:text-properties style:font-name="Times New Roman" fo:font-size="12pt" fo:language="ru" fo:country="RU" style:font-size-asian="12pt" style:font-size-complex="12pt"/>
    </style:style>
    <style:style style:name="T20" style:family="text">
      <style:text-properties style:font-name="Times New Roman" fo:font-size="12pt" fo:language="ru" fo:country="RU" officeooo:rsid="00010acd" style:font-size-asian="12pt" style:font-size-complex="12pt"/>
    </style:style>
    <style:style style:name="T21" style:family="text">
      <style:text-properties style:font-name="Times New Roman" fo:font-size="12pt" fo:language="ru" fo:country="RU" officeooo:rsid="004323b9" style:font-size-asian="12pt" style:font-size-complex="12pt"/>
    </style:style>
    <style:style style:name="T22" style:family="text">
      <style:text-properties style:font-name="Times New Roman" fo:font-size="12pt" fo:language="ru" fo:country="RU" officeooo:rsid="00022591" style:font-size-asian="12pt" style:font-size-complex="12pt"/>
    </style:style>
    <style:style style:name="T23" style:family="text">
      <style:text-properties style:font-name="Times New Roman" fo:font-size="12pt" fo:language="udm" fo:country="RU" style:font-size-asian="12pt" style:font-size-complex="12pt"/>
    </style:style>
    <style:style style:name="T24" style:family="text">
      <style:text-properties style:font-name="Times New Roman" fo:font-size="12pt" fo:language="en" fo:country="US" style:font-size-asian="12pt" style:font-size-complex="12pt"/>
    </style:style>
    <style:style style:name="T25" style:family="text">
      <style:text-properties style:font-name="Times New Roman" fo:font-size="12pt" fo:language="en" fo:country="US" officeooo:rsid="00010acd"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7">{</text:span><text:span text:style-name="T20">Вячеслав Сергеев. </text:span><text:span text:style-name="T23">Лыдъя, лыдъя, кикые</text:span><text:span text:style-name="T19"> </text:span><text:span text:style-name="T20">(1988)</text:span><text:span text:style-name="T24"> </text:span><text:span text:style-name="T25">@ </text:span><text:span text:style-name="T19">Вячеслав Сергеев </text:span><text:span text:style-name="T16">@ </text:span><text:span text:style-name="T23">Лыдъя, лыдъя, кикые </text:span><text:span text:style-name="T16">@ </text:span><text:span text:style-name="T20">п</text:span><text:span text:style-name="T23">овесть </text:span><text:span text:style-name="T19">@1988 </text:span><text:span text:style-name="T16">@ </text:span><text:span text:style-name="T19">Сергеев <text:s/></text:span><text:span text:style-name="T20">В. В. Лыдъя</text:span><text:span text:style-name="T23">, лыдъя, кикые: Повестьёс но веросъёс. </text:span><text:span text:style-name="T19">Ижевск: Удмуртия, 1988. 212 б. </text:span><text:span text:style-name="T16">@ </text:span><text:span text:style-name="T22">3</text:span><text:span text:style-name="T19">‒</text:span><text:span text:style-name="T21">5</text:span><text:span text:style-name="T22">0</text:span><text:span text:style-name="T21">-тӥ б. </text:span><text:span text:style-name="T18">@ </text:span><text:span text:style-name="T21">Проза</text:span><text:span text:style-name="T16">}</text:span></text:p>
      <text:p text:style-name="P4"/>
      <text:p text:style-name="P5">ЛЫДЪЯ, ЛЫДЪЯ, КИКЫЕ...</text:p>
      <text:p text:style-name="P1"/>
      <text:h text:style-name="P7" text:outline-level="1">Азькыл</text:h>
      <text:p text:style-name="P6"/>
      <text:p text:style-name="P1">— Кикы, кикы, кӧня ар уло на? — юасько мон нюлэскы ватскем тылобурдолэсь. Нош кикы чалмиз. Али гинэ сюлмысьтыз ик силиз вал, кинлэсь ке улоно аръёссэ лыдъяса, нош монэн вераськемез но уг поты ни. Сюлмы шуг луиз мынам. Кикые, кикые, нодтэм тютюе, тон вазь ук вал мыным! Яке кытчы ке ышыге кариськид-а, яке мукет сике лобид-а?</text:p>
      <text:p text:style-name="P1">Ойдо ӵок, кикые, мукетъяд вераськом ини. Тон эн гинэ вунэты монэ, возьма, ӟечгес лыдъя аръёсме. Нош мон тодам ваё ортчемъёссэ. Соос пушкын — мынам азьло аръёсы, улэм нуналъёсы.</text:p>
      <text:p text:style-name="P1">Туннэ мон бертӥсько кыдёкысь пичи гуртам. Отысен кутскиз мынам улон сюресэ. Отын ик улон шурелэн ошмесэз но пӧзе. Лыкто но пуксё мон со ошмес вӧзы, дырдызэ тупатъяло, вӧзаз ик пичи гинэ беризь мертто. Буд, беризё, бадӟым но кужмо, пӧсь дыръя саюл сёт, мушъёслы — мӧльдэ, нош мыным — буйгатскон.</text:p>
      <text:p text:style-name="P1"/>
      <text:h text:style-name="P7" text:outline-level="1">I</text:h>
      <text:p text:style-name="P1"/>
      <text:p text:style-name="P1">... Уйшор уин мон сайкай паймымон куаралэсь. Изем потонэ тӧл ырактыса сямен быриз. Мон пельме сакгес кари: ма, та арган ук. Нош кин меда таӵе бер шудэ на? Кытын... Кенос коръёс вискын ӝуез ӧвӧл, педлось куара каньыл пыре. Шуныт шобретме палэнтӥ но кезьыт выж вылтӥ пыдчиньыяськыса укно доры мынӥ.</text:p>
      <text:p text:style-name="P1">Нош педлон кыӵе!.. Небыт ӝомал сюлэмез вырӟытӥсь крезьгурен уртче, кылдытэ паймымон мылкыд: я сюлэм капчиятозь гурен бӧрдэм потэ, я, дуак султыса, кытчы ке кыдёке-кыдёке кошкем потэ. Уй лысвуэн пыдэз коттыса, шӧдтэк улэ кылем тылобурдоез кышкатыса вамышъяны тӧлэн ӵош.</text:p>
      <text:p text:style-name="P1">Кыӵе гур меда та? Тодам вайыны вырисько. Нокызьы но уг валаськы. Со крезьгур жильыртӥсь шурысь ӝутске кадь, бадьпу сиос бордысь жин! шуккиське, кизили бирдыос вылтӥ етӥз ортче. Вӧлске котыр улос вылэ крезьгур.</text:p>
      <text:p text:style-name="P1">Инбам шобрет пыр йырзэ мыче кык сюро толэзь. Маскара, тани-тани ошпимы кадь паймыса му-у! бӧксоз кадь. Тӧдьы бус пӧлы толэзь выйтэ гурт пумысь нюкез, шур дурысь арамаез. Гуртысь потӥсь сюрес вылын пурӟись тузон са<text:span text:style-name="T2">й</text:span> кариськем; оло али ик сое аляк тӧл пазялоз, я секыт резина питранъёс пурӟытозы турын куар вылэ яке адямилэн дӥсь вылаз.</text:p>
      <text:p text:style-name="P1">Матын кылӥськись крезьгур бурд вылаз кадь ӝутэ монэ. Уг ни кынмо кезьыт выж вылын гольык пыдъёс. Ултозям сыӵе гурез кылылэме ӧвӧл, номыре юатэк-мартэк сюлме, самой пыдэсаз ик, каръяське, шунтэ. Тани-тани мӧзмыт синкылиез но поттоз кадь. Оло кошкись нунал сярысь мӧзмон-а со, оло ӝужано шундыез пумитан-а... <text:span text:style-name="T2">Ӧ</text:span>йтӧд. Кин тодэ сое? Ачиз, Кылдытӥсез, <text:soft-page-break/>дыр. Нош крезьгур чузъяське. Толэзез но, уез но лэйкатэ. Мон но татын. Музъемлэн миллионмос люкетэз. Крезьгур быдэс улосэз ошмес вуэн гылтыса кадь ортче.</text:p>
      <text:p text:style-name="P1">Укноын чебер уй суред. Вӧл-вӧл ӝӧк сьӧрысь кунооссэ сямен учкылэ толэзь кизилиоссэ. Нокин уг вормы сое быдӟалаезъя. Нош тыбыр сьӧраз ворекъяса серекъяло аляк кизилиос: кут ай, ву ми доры.</text:p>
      <text:p text:style-name="P1">Куке но Дыдык песянай вераз вал: кизили усе ке, кинлэн ке лулыз вылэ лобӟе. Оло, озьы ик луэ. Пеймыт муын но мед югыт луоз улонлэсь жадемъёслы.</text:p>
      <text:p text:style-name="P1">Тӥни одӥгез усиз, мукетыз. Нош крезьгур келя соосты. Яке кизилиос келяло-а сое...</text:p>
      <text:p text:style-name="P1">Зыл гинэ гылӟе толэзь шундыен инъям сюрестӥ. Паймыса учке кӧлӥсь бусыосты, нюлэсъёсты. Ма кызьы озьы, пе, изиськоды? Быдэс нунал возьмай ук мон та вакытэз?</text:p>
      <text:p text:style-name="P1">Жильыртӥсь шур гинэ шумпотэ чилясь сюрлолы, сюлмо миське, солэсь кӧтурдэсъёссэ. Толэзьлэн мугорыз ик: дырекъя, зоръёсын тудӟем шуре зымылыса.</text:p>
      <text:p text:style-name="P1">Шашыос гинэ, отчы-татчы някыръяськыса, шурлэсь мугорзэ ватыны тыршо уй кузёлэсь.</text:p>
      <text:p text:style-name="P1">Валантэм паймымон уй суред. Синмез кыске ас тодмотэменыз. Отӥяз нош мар, тӥни со ӵем куакъёс сьӧрын? Мар меда?</text:p>
      <text:p text:style-name="P1">Выжыкыл соин ик выжыкыл. Тросэз уг вераськы, троссэ аслыд валано.</text:p>
      <text:p text:style-name="P1">«Выжыкылэз адӟи шуи ке, уз оске веть. Анай-атай но, эшъёс но», — ас поннам малпай.</text:p>
      <text:p text:style-name="P1">Укно дорын сылытозям, шобретэ юзмам. Крезьгур но быриз ини, кытын ке атаспи ӵажрес-еж куаразэ эскериз.</text:p>
      <text:p text:style-name="P1">Уйвӧтам но мон кытын ке лобай кадь. Лобаса, пе, будоно луэ. Нош мыным али самой будоно но будоно. Ӝоггес мед луоз вал ини 13 арес. Весь дас кык но дас кык — акыльтӥз.</text:p>
      <text:p text:style-name="P1">..Нош кин меда арганэн шудӥз? Милям урамын арганчиос ӧвӧл, нош шур сьӧрысь сыӵе сэзькыт ӧй чузъяськысал.</text:p>
      <text:p text:style-name="P1">Оло нош, ӧй вал но выжыкыл-крезьгур. Малпаськыны дыр ӧвӧл, куать часын султоно, Гудыриез кытконо. Ньыль пыдо эше мӧзмиз, дыр, ини гидаз. Гырдалляз уй куспын — мӧзмемзэ вералляз.</text:p>
      <text:p text:style-name="P1">... Ӝоген кылӥськоз чипсон куара. Пастух Палсин Митя, скалъёсты, ыжъёсты уллёе люкаса, ураметӥ ортчоз. Митялэн одӥг гурез, кемалась гурез: ту-ут! кароз но тӥни. <text:span text:style-name="T2">Ӧ</text:span>з ке кылэ — яралоз, нош кылӥзы ке — эшшо но умойгес.</text:p>
      <text:p text:style-name="P1"/>
      <text:h text:style-name="P7" text:outline-level="1">II</text:h>
      <text:p text:style-name="P1"/>
      <text:p text:style-name="P1">Туннэ анай вӧтсэ адӟыны вуымтэ кадь: керӟегъяське, тусьты-пуньыен жингыртэ. Атаен ог-огмы шоры паймыса учкылӥськом.</text:p>
      <text:p text:style-name="P1">— Кыӵе-мар ини ужед мынэ, пие? — юаз атай, пумен нянь шорылыса.</text:p>
      <text:p text:style-name="P1">— Огшоры, — воргорон юа ке, воргорон сямен ик верано, — каллен мынэ.</text:p>
      <text:p text:style-name="P1">— <text:span text:style-name="T3">Ӧ</text:span>з акыльты на-а скалъёслэсь <text:span text:style-name="T3">б</text:span>ыжъёссэс позыръяны? — сьӧд мыйыкеныз пальпотэ атай. Куреньпыр синъёсыз но мынекъяло кадь.</text:p>
      <text:p text:style-name="P1">— Ӧвӧл, туннэ ми Гудыриен возь вылэ васькиськом чумолё ворттыны.</text:p>
      <text:p text:style-name="P1">— Ма турнаны кутскиды-а, мар-а ни? — пайме атай.</text:p>
      <text:p text:style-name="P1">— Сотэк-а, пе! Со комбаед бордын номыре уд адӟиськы. Учкы ай азбаре — июль ини, — вераськонэ пырытэк уг чида анай.</text:p>
      <text:p text:style-name="P1">— Я, пуксьы ай, Насьтӥ, буйгатскы. Мар тон туннэ пӧсьвуаськид-а, мар-а?..</text:p>
      <text:p text:style-name="P1">Нош ик таос мар ке кузь вераськон поттозы шуыса, мон дыртӥ висказы пырыны.</text:p>
      <text:p text:style-name="P1">— Нош кылем уй кин ке арганэн шудӥз. Сыӵе чебер, ява. Ноку но кылэм ӧй вал на. Кин меда озьы? Нош тӥ ӧд-а кылэ...</text:p>
      <text:p text:style-name="P1"><text:soft-page-break/>Шальк! гинэ анайлэн киысьтыз пуньыез усиз. Мон дыртыса ӝутӥ. Анай йырзэ лэзьыса пуке. Киысьтыз лэчыт пурт торк-торк йыгаське ӝӧк борды.</text:p>
      <text:p text:style-name="P1">— Анай, мар луиз?</text:p>
      <text:p text:style-name="P1">Анай шуак пуштӥз:</text:p>
      <text:p text:style-name="P1">— Пукиськод татын, асара<text:span text:style-name="T3">п</text:span>! Мын ай-ко, вуэд но нуллымтэ на. Огречез яратӥськод!</text:p>
      <text:p text:style-name="P1">Атай либыт гинэ кизэ понӥз анайлэн ки вылаз:</text:p>
      <text:p text:style-name="P1">— Насьтӥ, сомында аръёс ортчизы ни ук... Буйгатскы ук.</text:p>
      <text:p text:style-name="P1">... Отӥзэ мон ӧй кылзы ни. Ӵукна вылтӥ капчи мылкыд быриз. Ведраосты но карнанэз кутыса гызмыльт<text:span text:style-name="T3">ӥ</text:span> бакча бере. Вот весь озьы: адямилэн (мынам) умой мылкыд луэ ке, одно ик — тӥяно сое. Кинлы шуод — анайлы. «Вуэд но, пе, нуллэмын ӧвӧл. Нош кыӵе ӵукнае мон ву нуллӥ. Ӝыт гинэ тубтылӥсько ук...»</text:p>
      <text:p text:style-name="P1">Пыд улын <text:span text:style-name="T3">чи</text:span>кыртыса ӟозъёс тэтчало. Шунды паськыт кымессэ Утар нюлэс сьӧрысь поттэм но кырмышъя кадь мыным. Инбамын картуз быдӟа но пилем ӧвӧл. Юзмытак ыркыт тӧл дэрем пушкы пыре. Кин шуиз, дуннеын ӵукнаосы мӧзмыт улыны? Со шузи но пилеш!..</text:p>
      <text:p text:style-name="P1">Фи-и-уть! Кузь шултӥ но гоп улэ бызисько. Дугды ай, кин со отын колодча дорын?</text:p>
      <text:p text:style-name="P1">Пересь беризь сьӧры кариськи но эскерисько. Тӧдьы дэремен, сьӧд штаниен, ботинкаосыз чиляло. «Городысь, дыр», — поннам малпасько. Йырсиез сьӧрлань вольыт сынамын. Ымнырыз кӧдэктэмын. Кык киосыныз ик колодча бугро борды пыкъяськем но секыт ӝуштыса кызэ. Сыӵе секыт кызэмез ултозям кылэме ӧй вал на. Гадь пушказ ик маиз ке чигылэ кадь. Кудӟемын но ӧвӧл кадь... Дӥсьтытэкгес дораз мыноно кариськи. Воргорон йырзэ уллане лэзиз но вир сялӟиз. Ой-ё! Нош ик сялӟиз. Синъёсыз нап синкашъёсыныз ватэмын.</text:p>
      <text:p text:style-name="P1">— Агай, мар тӥледын? — юаны дӥсьтӥ. Жинграк вазизы ведраосы.</text:p>
      <text:p text:style-name="P1">— Кин та? — шарак луиз секыт шокась пиосмурт. Бусомем, адӟисьтэм синъёсыныз кема учкыны выриз монэ. Собере саесэныз ымдурзэ ӵушалтӥз но пальпотӥз. Осконтэм шуныт но чылкыт пальпотӥз.</text:p>
      <text:p text:style-name="P1">— Висён маза уг сёты, пияш. Пыриз тани гаде но гижыоссэ лэзья. Сютэм коӵыш кадь. Котьмар кар сое. Нош асьмеос солы ум сётске ай, озьы-а, юлтош? Ойдо ай юртты пуксьыны, тӥни со беризь улэ.</text:p>
      <text:p text:style-name="P1">Мон сое кунултӥ но валтӥ. Мугорыз паймымон капчи, кӧсыт, кызьы тӧл уг погырты. Пуксем бераз, огвис синзэ кыньыса пукиз.</text:p>
      <text:p text:style-name="P1">— Эх, котьма шу — лякыт татын. Мар меда вань умоезгес та беризьлэсь, шурлэсь, та нюклэсь, та гуртлэсь, та музъемлэсь.</text:p>
      <text:p text:style-name="P1">Кин меда та адями? Оло, беглой? Юаны уг дӥсьтӥськы. Беглойлы матын но уг тупа кадь. Беглойёс, пе, сюрсо дӥсен ветло, нош таизлы — коть али ик киное мын. Ымнырыз сюбег гинэ, паськыт ымдуро, нырыз кӧня ке чатыресгес. Нырпелесъёсыз мур пырылэмын. Йырсиез нош сьӧд, гырем бусы кадь. Пельёсыз дортӥ пужмер но усьыны кутскем ини. Милям дышетӥсьмылэн кадь. Мыным оломарлы потэ, адямиос йырвизьзылы чидатэк пурысьтало, дыр, шуыса. Нош мон ноку уг пурысьта, дыр. Озьыен озьы но, тазьы дол учкыса сылыны умой ӧвӧл кадь. Эшшо мар ке уродзэ малпалоз. Берытски но вамыштӥ колодча пала.</text:p>
      <text:p text:style-name="P1">— Пияш, туж-а дыртӥськод?</text:p>
      <text:p text:style-name="P1">— Тани ву тубтоно ай, собере валэз кытконо, — нод-нод верай мон солы. Мед тодоз: тэк пукыны мынам дыры ӧвӧл.</text:p>
      <text:p text:style-name="P1">— Нош валэд урткылӥське-а? — кескич мынектӥз воргорон.</text:p>
      <text:p text:style-name="P1">— О-о, мынам Гудырие кадь одӥг вал но ӧвӧл, дыр, колхозын. Мон ӝужда кенерез, ну, кӧня ке лапеггес, оп! шуытозь тэтчыса басьтэ, ява. Уг но куртчылӥськы...</text:p>
      <text:p text:style-name="P1">Воргорон пальпотыса учке шорам:</text:p>
      <text:p text:style-name="P1">— Нош кинлэн пиез ай тон таӵе?</text:p>
      <text:p text:style-name="P1">— Мон тӥни, со шиферен липем коркан улӥсько. Атаелэн нимыз — Ладимер, нош анаелэн — Анастасья Ильинична, врач со татын.</text:p>
      <text:p text:style-name="P1"><text:soft-page-break/>— Насьтӥ? Палэзь Насьтӥ-а? — шуак луиз воргорон.</text:p>
      <text:p text:style-name="P1">— Палэзь-а, ӧвӧл-а... Мон <text:span text:style-name="T1">с</text:span><text:span text:style-name="T4">ои</text:span><text:span text:style-name="T1">зэ</text:span> уг тодӥськы.</text:p>
      <text:p text:style-name="P1">— Тынад йырсиед но анаедлэн кадь, ӟег куро кадь ӵужалэс.</text:p>
      <text:p text:style-name="P1">— Нош тон кин, агай? Кытысь ваньзэ тодӥськод? — мон но юано кариськи.</text:p>
      <text:p text:style-name="P1">— Тынад бускелед. Микталэн выныз мон. Нимы — Сергей. Оло, кылылэмед но ӧй вал, дыр...</text:p>
      <text:p text:style-name="P1">— Самой тон кырӟанъёс гожъяськод-а? — ӧй оскы мон солы.</text:p>
      <text:p text:style-name="P1">— <text:span text:style-name="T4">Ӧ</text:span>йтӧд, пияш, кыӵе пӧрме, сыӵе гожъясько. Тросэз гожъяме понна возьыт луылэ. Куд-огез сюлэмме шунтылэ. Сыӵе ини нодтэм уж ук со.</text:p>
      <text:p text:style-name="P1">— Вот, иське, тон кыӵе? Мыным тон сярысь анай трос вералляз вал. Пичи дырмы, пе, ӵош ортчиз. Нош собере тон дышетскыны кошкид но ӧд берты ни. Сюрестэ, пе, вунэтӥд ас гуртад...</text:p>
      <text:p text:style-name="P1">— <text:span text:style-name="T4">Ӧ</text:span>й, ӧй вунэты! — чагыр синъёсыз шуак чилектӥзы воргоронлэн. — Кызьы мон вордскем гуртме вунэтом? Сомында ветлӥ, сомында адӟи — ёросмылэсь чеберзэ ӧй шедьты. Нокытысь! — векчи, кузь чиньыосыз лосырак вазизы.</text:p>
      <text:p text:style-name="P1">— Пуксьы, жадёд ук! — нош ик пальпотӥз со. Сыӵе небыт, шуныт пальпотӥз со. Умой адямиос гинэ озьы быгато, дыр.</text:p>
      <text:p text:style-name="P1">— Кызьы тынад нимыд?</text:p>
      <text:p text:style-name="P1">— Ва<text:span text:style-name="T4">си</text:span>... Василий Ладимерыч, — мон киме сётӥ. Сергейлэн киыз сюбег, кезьыт но чурыт, оскымон, юн кырме киез.</text:p>
      <text:p text:style-name="P1">— Али кытчы тон? Вал гидэ-а? — юаз со, кӧня ке пукем бере.</text:p>
      <text:p text:style-name="P1">— О-о, отчы.</text:p>
      <text:p text:style-name="P1">Трос вераськыны кыл гозы соку ик уг пунӥськы. Вӧзын дано но тодмо адями пуке бере, мае ке визьмозэгес но чеберзэгес верано вал. Нош кызьы?</text:p>
      <text:p text:style-name="P1">— Сергей агай, кылем уин арганэн тон-а шудӥд?</text:p>
      <text:p text:style-name="P1">— Мон. Кельшиз-а? Мон со гурме асьме гуртлы сӥзи...</text:p>
      <text:p text:style-name="P1">Тӧл сура Сергейлэсь кузь йырсизэ, мар меда со малпаське...</text:p>
      <text:p text:style-name="P1">— Туж чебер гур малпамед, Сергей агай. Зол! Симфония кадь. (Ми но музыкаын колӟо адямиос ӧвӧл!)... Эх, мон но маин ке шудыны быгатысал ке. Оло, мон со гурдэс шудысал.</text:p>
      <text:p text:style-name="P1">Сергей агай мыньпотӥз. Йырсизэ нялмыта<text:span text:style-name="T4">к</text:span> тупатъяз. Мон пӧсьвуаськем кадь чёт султӥ.</text:p>
      <text:p text:style-name="P1">— Уд оскиське-а? Уг быгаты-а, кожаськоды?! Да мыным только возьматэ!</text:p>
      <text:p text:style-name="P1">— Я, я, Васи, мар тонэн? Пуксьы, буйгатскы. Бордысьтыд кызьпу туй ӝуатскоз. Ас малпанъёсылы пальпотӥсько. Тон вакытын асме тодам ваи. Тон вождэ эн потты, ява. Нош арганэн ке дышетскемед потэ, лыкты туннэ ӝытазе, татчы ик. Ява?</text:p>
      <text:p text:style-name="P1">Кизэ пельпумам лач понӥз.</text:p>
      <text:p text:style-name="P1">— Уд-а алда? — бадӟымъёслы, мон тодӥсько, мултэс оскыны нокызьы уг яра. — Кыл сёт!</text:p>
      <text:p text:style-name="P1">— Кыл сётӥсько! — ӝот-ӝот вераз Сергей.</text:p>
      <text:p text:style-name="P1">— Васи! Кытын тон? Беромиськом ини! — гурт палась куара кылӥськиз. Атай. Ми соин ӵош уже потаськом. Одно ик ӵош.</text:p>
      <text:p text:style-name="P1">— Я, мын, — шуиз Сергей, — бере кылёд. Иське, ӝыт, уӵы кырӟаны кутскыку — татчы.</text:p>
      <text:p text:style-name="P1">— Одно ик, Сергей агай! — ву пальккаса бызисько бамалэ.</text:p>
      <text:p text:style-name="P1">Мар шуод, умой нунал. Арганэн дыши ке, кыӵе умой луоз.. Соку бадӟымъёс но бордазы карылозы ини. Ӝыт шудонъёсы шудо, анай-атаез паймыто, гурт калыкез <text:span text:style-name="T4">ш</text:span><text:span text:style-name="T1">у</text:span><text:span text:style-name="T4">м</text:span><text:span text:style-name="T1">поттыто</text:span>. Нош ульчаетӥ, шара вераськыса, адямиос кошко. Кусоосын, мажесъёсын дырто уж дуре.</text:p>
      <text:p text:style-name="P1"/>
      <text:h text:style-name="P7" text:outline-level="1">III</text:h>
      <text:p text:style-name="P1"/>
      <text:p text:style-name="P1"><text:soft-page-break/>... Пужмер Миктаосын ми бускельёс ке но, ог-огмы доры ӵем ум ветлӥське. <text:span text:style-name="T4">Ӧ</text:span>вӧл, керетонъёс, ченгешонъёс ӧвӧл. Ми-а матэгес ум кариськиське яке Миктаос-а... <text:span text:style-name="T4">Ӧ</text:span>йтӧд.</text:p>
      <text:p text:style-name="P1">Микталэн сямыз но сыӵегес ини. Мултэссэ уз вазьылы. Ӝужыт но ӝокыт кенерез сьӧры кадь малпанъёссэ ватоз. Ачиз но кенер сьӧрын кадь.</text:p>
      <text:p text:style-name="P1">Со ӝытэз мон чидатэк вити. Кызьы уд витьы? Быдэс улослы кырӟанъёсыныз тодмо адями арганэн дышетыны ӧтиз бере. Нош уз ӧрекча-а?..</text:p>
      <text:p text:style-name="P1">Анайлы кытчы мынэмме ӧй вера ни. Мар ке со туннэ лумбыт валантэм мылкыдын ветлэ ни. Сыӵе дыръя бордаз нориськоно ӧвӧл. Эсьмаса, олокызьы-мар шыд пӧлы сакыр пызь ӧз поны. Висьыны ӧз усьы меда? Атай но номыр уг куареты. Дугдылытэк гинэ тамаксэ корказьын аратыса пуке.</text:p>
      <text:p text:style-name="P1">Микталэн пуныез урмыса кадь шоре тэтча. Уа<text:span text:style-name="T4">в</text:span>! Уа<text:span text:style-name="T4">в</text:span>! Зӧк жильызэ тани-тани чигтоз кадь ини. Ӵуж пиньёсысьтыз дыльдыез музъем вылэ усьылэ. Пельёсыз ик дырекъяло кион выжылэн. Нимыз но Кион...</text:p>
      <text:p text:style-name="P1">— Кион, чалмы! — куалась Сергей потӥз. — Мар тон Васиез ӧд тодма-а? Э-эх!</text:p>
      <text:p text:style-name="P1">Пуны, <text:span text:style-name="T4">н</text:span>ис-<text:span text:style-name="T4">н</text:span>ис карыса, янгыш тусо луыса, караз зымиз.</text:p>
      <text:p text:style-name="P1">— Айда, Ва<text:span text:style-name="T4">си</text:span>, татчы! Кӧня ке татын пуком, собере — беризь доры, ява. Али ик арганэз татчы потто.</text:p>
      <text:p text:style-name="P1">Кӧня ке улыса, Сергей агай шудонэныз потӥз.</text:p>
      <text:p text:style-name="P1">— Так, мар бордысен кутском? Кутском, дыр, тазьы. Кызьы кутыны арганэз? Бур езэ татчы, пельпум сьӧрад. Вот усто!</text:p>
      <text:p text:style-name="P1">... Котькуд бирдылэн аслаз куараез. Соос сыӵе пӧртэмесь... Кызьы соосты одӥг чылкыт крезьгуре сузьёд. Тани таиз майсы кадь бозгетэ, соиз — сыӵе мискинь, вож нуны кадь.</text:p>
      <text:p text:style-name="P1">— Сергей агай, нош кызьы кык палыныз ик шудод? Уг, уг быгаты, дыр, — лулӟи мон, арганэз берыктыса.</text:p>
      <text:p text:style-name="P1">— А вот тани тазьы коть! — серектӥз воргорон. Как эктон гурез лэзиз ук, ява! Пуны но карысьтыз тэтчыса потӥз.</text:p>
      <text:p text:style-name="P1">... Капкаетӥ пырись луиз. Микта. Вӧесь комбинезонэн, тузон кирзаен. <text:span text:style-name="T4">Ӵ</text:span>огыр-ӵогыр тушез потэмын. Синъёсыз кезьыт но секыт учко.</text:p>
      <text:p text:style-name="P1">— Кинлы мар, нош тыныд весь концерт. Калык тани нянь октыны потоз ини, тон гинэ штандэ пӧсьтытӥськод, артист! — лек вазьыса, вӧзтӥ пыриз корка.</text:p>
      <text:p text:style-name="P1">Сергей йырзэ уллань лэзиз но мур лулӟиз. Кӧсыт ымнырыз эшшо но кӧдэктӥз кадь на.</text:p>
      <text:p text:style-name="P1">— Ойдо, Ва<text:span text:style-name="T4">си</text:span>, татысь. Пуксём беризь уламы. Кут арганэз. Ӧвӧл ни мынам азьло кадь ӟигары.</text:p>
      <text:p text:style-name="P1">Вот ведь та Микта! йыркурен мар вераны уг валаськы. Пыриз, кесяськиз, уть кыӵе начальник! Нош Сергей агай пал кыл но ӧз мыты. Востэм, лэся, та.</text:p>
      <text:p text:style-name="P1">Милям беризьмы гуртлэн самой шулдыр интыяз. Улысь нюкын шур жильыра, бур киын — кызьпу сурд шаугетэ. Нош азьланьын — син сузёнтэм возьёс но бусыос. Бусыосысь вуэм ӟеглэн йырез поромытӥсь зыныз котырак вӧлскемын. Беризьмы пересь ини, улаз ӵогыр-ӵогыр беризьпиос пушйисько.</text:p>
      <text:p text:style-name="P1">— Эх, тод вал тон, пичи эше, кӧня пол пукылӥ мон татын азьло. Нош кӧня пол та интыез тодам вайылӥ, уйвӧтам адӟылӥ.</text:p>
      <text:p text:style-name="P1">— Сергей агай, нош марлы тон гуртысь кошкид соку? — кемалась маза сётӥсьтэм юанме сётоно ик кариськи.</text:p>
      <text:p text:style-name="P1">— Марлы меда? Кызьы валэктод, мугъёс пӧртэмесь вал. Атай кулӥз — нырысетӥез. Кыкетӥез — дышетскеме потэ вал. Куинетӥез — дуннеысь самой чебер кырӟан гожтэме потэ вал. Ньылетӥез нош...</text:p>
      <text:p text:style-name="P1">— Нош ньылетӥез мар?</text:p>
      <text:p text:style-name="P1">— Та кырӟан, дыр.</text:p>
      <text:p text:style-name="P1">Сергей йырзэ мыкыртӥз но каллен гинэ кырӟан мытӥз, арганзэ улӟытӥз.</text:p>
      <text:p text:style-name="P1"><text:soft-page-break/></text:p>
      <text:p text:style-name="P1">Беризь улын ӵуж сяськае мынам </text:p>
      <text:p text:style-name="P1">Та дырысен уз ӝужа ни ноку. </text:p>
      <text:p text:style-name="P1">Ыштэм полыс уз берытскы </text:p>
      <text:p text:style-name="P1">Мӧзмись ярдуръёсаз...</text:p>
      <text:p text:style-name="P1"/>
      <text:p text:style-name="P1">— А-а, Сергей агай, мон та кырӟанэз тодӥсько. Кемалась. Анай весь кырӟалля вал, ӝож луэ ке мылкыдыз. Яке тулыс пал.</text:p>
      <text:p text:style-name="P1">— Зэм-а? — шуак берытскиз Сергей агай, — иське, уг вунэты со. Кӧня кырӟанъёс мон сӥзи вал солы.</text:p>
      <text:p text:style-name="P1">— Мынам анаелы-а? — оскытэкгес юай мон.</text:p>
      <text:p text:style-name="P1">— Тынад анаедлы, — собере шарак луиз кадь, — асьмеос тазьы ӵукнаозь пуком, дыр. Ӵуказе вал вылысьтыд усёд.</text:p>
      <text:p text:style-name="P1">...Кутском асьмеос, егит эше, эктон гурысен. Нырысь шудом асьме палъёсын сямен. Собере, оло, мынэсьтымзэ но. Так. Бирды вылэ сокем зол эн зӥбы, сотэк но куара сётоз. Тани тазьыгес...</text:p>
      <text:p text:style-name="P1">Озьы кутскиз мынам дышетсконэ. Сергей агай кадь дышетӥсе, оло, ӧй вал но, дыр, улонам. Со ноку уз черекъя, сайкыт куараен валэктылӥз, секыт интыоссэ ачиз возьматъяз. Нош тазалыкез солэн лябӟе но лябӟе. Кызонэз пӧсьтэ ке, ӝыны частэк уг дугды ни сяласькемысь.</text:p>
      <text:p text:style-name="P1">— Тон монэ эн учкы, шуд. Висёнэ паласьконтэм, — кӧдэктыса пельпумме кырмылӥз со. Эх, кытысь меда Сергей агаез бурмытӥсь эмъюм шедьтоно вал.</text:p>
      <text:p text:style-name="P1">— Вот тон мар сярысь малпаськод, — серектӥз огпол со, — эмъюме мынам тани — шур, нюлэс зынъёс. Вуись няньлэн омырез кадь, номыр но сыӵе зол йӧнатӥсез ӧвӧл. Кавказ со азьын кынмем инты кадь. Тон, Ва<text:span text:style-name="T5">си</text:span>, шуд, шуд. Киосыд мед дышозы, ёзвиосыд юнмалозы. Отӥяз пельыд, сюлмыд валэктозы ни кызьы шудыны. Нош тынад пӧрмоз, оскисько мон. Эн гинэ кушты. Вот туннэ толонлэсь умойгес ини...</text:p>
      <text:p text:style-name="P1">— Зэм-а?!</text:p>
      <text:p text:style-name="P1">Мон ачим но паймисько, кызьы, пӧртэм бирды-куараосты радызъя люкаса, крезьгур кылдэ. Я шулдыр, я мӧзмыт — мылкыдызъя. Нош мылкыд сюлмысь потэ, Сергей агай шуэ. Крезьгур валалоз сюлэмлэсь малпанзэ. Только радызъя гинэ зӥбылон ӧвӧл арганэн шудон, отын мар ке но мукетыз вань на. Кызьы сое шуод ай, крезьгурлы ас шӧдонэд медло. Кылзэ ай, одӥг гурез пӧртэм шудӥсьёс ас сямзыя шудо ук. Крезьгурысь мылкыдзэ валаны — солы дышетӥз монэ Сергей агай.</text:p>
      <text:p text:style-name="P1">— Тани, шуом, Ва<text:span text:style-name="T5">си</text:span>, али август. Вань мукет толэзьёслэсь августлэн пӧртэмгес куараез. Кылзы ай, кызьы вера ӟуч композитор Пётр Ильич Чайковский. Тодэмед потэ ке, со асьме шаерын вордскемын. Воткинск городын.</text:p>
      <text:p text:style-name="P1">Иське, Чайковский Пётр Ильич.</text:p>
      <text:p text:style-name="P1">— Пётр Ильич Чайковский пичи дыръяз асьме палан улӥз, Ва<text:span text:style-name="T5">си</text:span>. Кин тодэ, оло, асьме удмурт кырӟанъёсмес но пеляз тырытӥз. Тани кылзы ай «Времена года» музыкаысьтыз «Августсэ». Тодэ вайын гинэ оскалто ай. Тае одно ик пианиноен, оркестрен шудыны кулэ.</text:p>
      <text:p text:style-name="P1">Тодмотэм, чылкыт крезьгур паймытӥз монэ. Сергей агайлэн дышем киосыз крезьгурлэсь чильпам кадь кылдыто. Со чильпамын — лӧсъяськись турын нюжыос, пыдэстэм инбамлэн буёлэз. Нош самой шӧдскымонэз — кошкись дыръя мӧзмон, сӥзьылэз возьман. Чылкыт мӧзмон. Вашкала удмурт кырӟанъёсын кадь.</text:p>
      <text:p text:style-name="P1"/>
      <text:h text:style-name="P7" text:outline-level="1">* * *</text:h>
      <text:p text:style-name="P2"/>
      <text:p text:style-name="P1"><text:soft-page-break/>Та гурез собере но мон трос пол кылылӥ. Бадӟым, вӧлмыт концертной залъёсын но. Нош ӧй шӧдылы ни мон отысь сыӵе сюлэмез бугыртӥсь кужымзэ. Сое Сергей гинэ быгатӥз возьматыны мыным.</text:p>
      <text:p text:style-name="P1">Врачъёс сое, эмъяны быгатытэк, гуртаз лэзизы, ортчытыны берпум нуналъёссэ...</text:p>
      <text:p text:style-name="P1">Оло нош, улонын нырысетӥ кылэмлэн куараез котьку вунонтэм но дуногес-а... Кин тодэ. Вань вылез, чеберез аслэсьтыз пытьызэ одно ик кельтэ. Собере мон сое валай. Бергес. Мон уг тодӥськы, кызьы быгатӥз огшоры баян быдӟым Чайковскиез возьматыны. Нош мон соку шӧдӥ — вань на мукет дунне. Гурт сьӧрын со. Милям улонмылэсь пӧртэмгес, сьӧраз ӧтись. Тӥни со бусыос сьӧры ик, оло...</text:p>
      <text:p text:style-name="P1"/>
      <text:h text:style-name="P7" text:outline-level="1">IV</text:h>
      <text:p text:style-name="P1"/>
      <text:p text:style-name="P1">Нош одӥг пол Сергей ӧз лыкты беризь доры. <text:span text:style-name="T5">Ӟ</text:span>изми нюлэслэн йылыз но пуксись шундылэн сиосыз улын бырдаса пеймытомиз ини. Сергей нош ӧвӧл но ӧвӧл. Чалмизы ни трактор куараос. Кытӥ-отӥ клубысь кырӟанъёс чузъяськыса вуыло. Нош ик со «Бони-М»-зэс бергато, дыр. Оп-туп-дабада-трр-иху-иха! Пуконъёсты сэргы люкаса, лыз-вож-горд тылъёс ӝуатыса экто, дыр, отын. Укноысен одӥг пол мон адӟи соосты. Кыкетӥзэ уг мын.</text:p>
      <text:p text:style-name="P1">Нош Сергей агай кытын меда?</text:p>
      <text:p text:style-name="P1">Висёнэз валесэ ӧз погырты меда тае... Коть со тамак кысконзэ кушты вал. Анай шуэ, котькуд тамак, пе, улонэз быдэс часлы вакчиятэ. Нош со кӧнязэ меда быдтӥз ини? Атай но кыске. Кӧня сое индылэ анай. Нош соиз, ас понназ мынекъяса, паськыт мыйыказ ӵынзэ лэзья. Мар меда со тамаклэн ческытэз? Одӥг пол ватскыса мон но эскери кыскыны. Йыр нушыен йыгам кадь шузиме, нош ымпушкын — курыт но кӧш. Мон будӥ ке, ноку но ымам уг тыр со юрӟымез.</text:p>
      <text:p text:style-name="P1">Миктаослэн корказы доры вуыкум, ченгешем куараез кылӥ. Нёжто та Микта кудӟытскем туннэ. Ӵемысь шедьтылэ. Сямыз сазен но зарни ӧвӧл, курытсэ лэзе ке — кабзэ огпала ортче со. Азбаре соку ик пырыны кепырайгес.</text:p>
      <text:p text:style-name="P1">— Иське, уд шуды-а, Сергей?! — кесяське Микта. Син азям пуктӥсько сое: гарамурес, дыр, йырсиез погмаськемын, синъёсыз чиляло. Вань юэмъёс сыӵе адӟемпотостэмесь луо.</text:p>
      <text:p text:style-name="P1">— Уг, шуисько ук, агай. Тон изь ини, — Сергейлэн куараез кылӥськиз.</text:p>
      <text:p text:style-name="P1">— Кышно, кытын тон! Ужась адями огпол шулдыръяське, нош солы сякой чиганъёс шудыны но уг малпало. Кинлэсь няньзэ сииськод тон, дась кӧт! Вера ай. Уд вазиськы-а? Мынэсьтым, Микталэсь, колхозысь передовой трактористлэсь!</text:p>
      <text:p text:style-name="P1">— Буйгатскы ни тон, передовой тракторист, — нёжмыт куараен сюлворе кышноез, — Сергей, эн мыты со кудӟемлы.</text:p>
      <text:p text:style-name="P1">— Пытса ымдэ, кучыран! Весь лӥятыса возиськод та уӵыез! Мон тодӥсько, мар солы кулэ. Атай юртлэсь люкет возьма со! Ме тыныд пай! — юрӟым кылӥськиз куара.</text:p>
      <text:p text:style-name="P1">«Кызьы меда чида Сергей агай? Кызьы кылзэ сыӵе кылъёсты? Султы но васькыты вал одӥг пол коть со эрказмем Микталы. Сётод со сумбырес гондырлы! Тӥяса куштоз...»</text:p>
      <text:p text:style-name="P1">— Агай, мар тон вераськод? Номыр кулэ ӧвӧл мыным.</text:p>
      <text:p text:style-name="P1">— <text:span text:style-name="T5">Ӧ</text:span>вӧл, пе! Синъёсыд но тӥни алдасько. Пичи дыръя но Сергей арганэн шудэ, нош Микта кыед поттэ. Дышетскыны но ӧйлась. Олокин начальник луысал, дыр, ини.</text:p>
      <text:p text:style-name="P1">— Агай, мар тон шуиськод? Тон ачид ӧд дышетскы ук. Атай косэ ук вал тонэ.</text:p>
      <text:p text:style-name="P1">— Шып ул! Атай, пе, косэ вал. Валэз кадь ужатӥзы монэ, тон адями мед луод шуыса. Ваньмыз тон понна гинэ. Шуд, шуисько! Эктон гур! Мынам туннэ эктэме потэ!</text:p>
      <text:p text:style-name="P1">— Уг. Мылкыды ӧвӧл.</text:p>
      <text:p text:style-name="P1"><text:soft-page-break/>— Марлы тон лыктӥд татчы? А? Ветлӥд, костаськид кытын ке, куарадэ кесяса, ресторанын дуно вина юыса! Ӵуказе ик пыдыд татын медам лу ни! Вань калык чипыен-куреген бусыын, тон гинэ беризь саюлын.</text:p>
      <text:p text:style-name="P1">— Быгатысал ке мон, агай. Кужмы ке азьло кадь луысал.</text:p>
      <text:p text:style-name="P1">— Алдаськод! Ужамед уг поты но, висемъяськиськод. Одӥг копейка но атай юртысь эн возьма!</text:p>
      <text:p text:style-name="P1">— <text:span text:style-name="T6">Ӧ</text:span>вӧл ни мыным кулэ копейка но, манет но...</text:p>
      <text:p text:style-name="P1">— Микта, я буйгатскы, — сюлворе кышноез, — адӟиськод ук — висе Сергей.</text:p>
      <text:p text:style-name="P1">— Со кадьёс коӵыш кадесь, номыр но уз луы, — черекъя соиз. Куанянь! кеськиз пуны. Ӵыжиз, дыр.</text:p>
      <text:p text:style-name="P1"><text:span text:style-name="T6">Ӧ</text:span>с усьтӥськиз но, Сергей потӥз. Синвузэ син адӟонтэм ӝог ӵушалтӥз.</text:p>
      <text:p text:style-name="P1">— А-а, Ва<text:span text:style-name="T6">си</text:span>, тон-а со? Вождэ эн вай. <text:span text:style-name="T6">Ӧ</text:span>й быгаты мон туннэ лыктыны.</text:p>
      <text:p text:style-name="P1">Куалекъясь киосыныз кема выриз тамаксэ аратыны. Мон ачим ини спичка зырӟалтӥ.</text:p>
      <text:p text:style-name="P1">— Тон ваньзэ-а кылӥд?</text:p>
      <text:p text:style-name="P1">Мон йырыным мыкыртӥ.</text:p>
      <text:p text:style-name="P1">— Вот озьы, Ва<text:span text:style-name="T6">си</text:span>. Уродэзъя гинэ эн учкы улонэз. Трос умоез отын. Тыршы ӟечсэ адӟыны, шакшыез синме ке но мертче. Та ӵын кадь, синмез ке но сие.</text:p>
      <text:p text:style-name="P1">— Сергей агай, нош малы музъем вылын урод, лек сямо адямиос вань?</text:p>
      <text:p text:style-name="P1">— Одӥг нуналэнызы уло соос, Ва<text:span text:style-name="T6">си</text:span>. Уродэзъя гинэ учко улонэз. Ӵуказелэсь чеберзэ уг адӟо. Оломар но силё шеде ук — сое гинэ адӟо соос, пыдулзэс гинэ. Нош адямилы азьлане но учкыны кулэ быгатыны. Соку мылкыдыд но умой луоз. Я, туннэ берт ини. Анаед но ыштоз. Нош мон поръяло на кӧня ке. Ӵуказе вуод, дыр...</text:p>
      <text:p text:style-name="P1">— Одно ик, Сергей агай. Тон эн кылзӥськы со сумбреслэсь. Вунэты.</text:p>
      <text:p text:style-name="P1">Сергей йырсиме маялтӥз но пальпотӥз.</text:p>
      <text:p text:style-name="P1">— Визьмо пияш тон, Васи. Эн сёты вал азьланяз сюлэмдэ пожаны.</text:p>
      <text:p text:style-name="P1">...Соку мон ӧй вала сое. Нош аръёс ортчизы но, йырыным гинэ ӧй вала, сюлмыным, мугорыным но шӧдӥ. Котькуд адямилэн ас ошмесэз луыны кулэ. Мед котьку поттоз со аслэсьтыз гинэ, чылкыт вузэ. Вуэз юыны медло, будӥсь писпуослы но мед тырмоз. Отӥяз, шуре пырыкуз, адскоз ини — чылкыт-а, пож-а тынад ошмесэд вуэд. Сергейлэсь со кылъёссэ мон ноку но уг вунэтӥськы.</text:p>
      <text:p text:style-name="P1">Со ӝытысен ӧз чузъяськылы ни гурт пумын Сергейлэн арганэз. Выжыкыл но ӧз сайкатъя ни монэ уйшоре. Ӝокыт вал со уй. Шобреттэк но пӧсь.</text:p>
      <text:p text:style-name="P1"/>
      <text:h text:style-name="P7" text:outline-level="1">V</text:h>
      <text:p text:style-name="P1"/>
      <text:p text:style-name="P1">Ю-нянь октыку, гурт буша. Комбайнеръёс ӝыны толэзь пала уг бертыло ни. Кыдёкысь бусыосын, лагерьёсын уло. Атай но отын. Юрт возись воргорон мон кыли. Сюлмаськонъёс трос корка котырын: пу пилёно, ву нуллоно, курегъёсты сюдоно.</text:p>
      <text:p text:style-name="P1">Мар меда умоезгес вань урам кузя буш валэн ворттэмлэсь! Эшшо ик энер вылын. Зэмос казакпи сямен. Калык учке, дыр: уть ай, кыӵе йӧно Ладимерлэн пиез. Вал пыд улысь керӟегъяськыса курегъёс пегӟо, пичиос вожъяськеменызы кызьы меда уг пилисько.</text:p>
      <text:p text:style-name="P1">Жадиськиз туннэ со синазькыль скалъёсын. Скалъёс ке луысалзы — ветылъёс ук. Шузи уллё, кытчы огез — ваньмыз отчы. Бур паласен улляськод ке — ваньмыз паллянэ урмыса бызё.</text:p>
      <text:p text:style-name="P1">Вал но шукы потытозь жадиз, ачим но мырдэм возиськисько. Нош гурт урамтӥ шонер мыноно, сӥньыс кузя кадь, усид-марад ке, азбарысьтыд эн ик пота, кокчалозы лэчыт кылъёс.</text:p>
      <text:p text:style-name="P1">Коръёс вылын пукись Сергеез кыдёкысен ик тодмай. Кияз кыӵе ке блокнот, зӧк карандаш. Дырын-дырын ӝог гинэ гожъя мар ке.</text:p>
      <text:p text:style-name="P1"><text:soft-page-break/>— Тпру! лешак, — зуркак дораз дугдӥ. Ийа-ха! Гудыри вылӥе урдскиз. Кема мон сое талы дышетӥ. Молодец, вешасько валлэсь чыртызэ, возьытэ ӧд уськыты. Валэ мынам вакчи гинэ сьӧд кисьтаськись гоно, тыл кадь етӥз.</text:p>
      <text:p text:style-name="P1">— Зол тынад валэд, Васи! — вераз Сергей. Эшлэн ушъямез мылкыдэз лӧпкытэ. Мон вал вылысь тэтчи. Сергей топ-топ вешаз Гудыриез.</text:p>
      <text:p text:style-name="P1">— Эх, кӧня ворттылӥськиз веть пичи дыръя. Мынам сари валэ вал. Ӟардон кадь горд. Вот нимзэ вунэтӥ. Коть ви, тодам уг ваиськы. Нош оскалтыны на ке... Васи, ме ай блокнотэз, мон егит дырме тодам ваё.</text:p>
      <text:p text:style-name="P1">Мон мар шуыны ӧй вуы, Сергей энер борды кечырскиз но оп! вал вылэ пуксиз. Зол!</text:p>
      <text:p text:style-name="P1">Выжыкылысь батыр кадь пукиз со вал вылын: кузь йырсиез сьӧрлань сынамын, дэрем саесъёсыз пужаллямын.</text:p>
      <text:p text:style-name="P1">Эх, ворттӥз ук Гудыри! Ваче пыд шуккиськыса лобе. Тӧдьы дэрем милям корка палан югак луиз но ышиз. Нёжто усиз?! Эх... Бызьыса вуи Сергей агай доры. Кузь йырсиосыз тузон вылын вӧлдӥськемын. Гаӵоло кылле. Усьтэм синъёсыз вылӥе кугӟамын. Тӧдьы дэрем вылаз — горд сяськаос — вир шапыкъёс...</text:p>
      <text:p text:style-name="P1">— Сергей агай, мар тонэн? Мар ке вера ук! — пельме гадяз понӥсько. Сюлмыз кытын ке туж пыдлон, мылпотытэк дырын-дырын гуп карылэ. Луло ук. Нош марлы пал кыл но уг вазьы?</text:p>
      <text:p text:style-name="P1">Пельпумтӥм шуак кыскись луиз — анай. Ур...</text:p>
      <text:p text:style-name="P1">— Мар соин?</text:p>
      <text:p text:style-name="P1">— Вал вылысь усиз, — мон викышъяны ӧдъяй, нокызьы но синкылиосме возьыны уг быгатӥськы, — егит дырме, пе, тодам ваё, Гудыриез куриз. Нош ачиз усиз... Усиз. Уг но вераськы ни. Анай, мар ке но кар! Анай, тон фершал ук!</text:p>
      <text:p text:style-name="P1">— Я, я, тырмоз. Буйгатскы, воргорон. Сумкаме потты. Дугды ай, ойдо нырысь тае азбаре пыртом, ожо вылэ коть...</text:p>
      <text:p text:style-name="P1">Кытын меда анайлэн эмъюмъёсын сумкаез? Оло комодын-а, оло гур азь палан-а? Шедиз. Фу! куала<text:span text:style-name="T6">н</text:span> вылэм. Ӝоггес ураме!</text:p>
      <text:p text:style-name="P1">Кӧня ке улыса, Сергей сазьтӥськиз. Туж юн гуньдэм. Каллен гинэ синъёссэ усьтӥз. Нош синъёсыз сыӵе чагыресь... Нырысьсэ адӟисько. Секыт шокаса, Сергей вазиз:</text:p>
      <text:p text:style-name="P1">— Эх, ворттылӥ ук мон. Бурдъёсы кылдылӥзы кадь. Лобӟы вылэм вылӥе-вылӥе.</text:p>
      <text:p text:style-name="P1">— Буйгатскы, Сергей, — анай синвузэ ӵушиз.</text:p>
      <text:p text:style-name="P1">— Насьтӥ! — зуркалскиз Сергей, — тон-а со? Тон-а со? Эн ышы. Курисько, эн ышы. Сомында веранэ вань. Сомында аръёс люкай...</text:p>
      <text:p text:style-name="P1">— Ва<text:span text:style-name="T6">си</text:span>, ойдо Сергей агайдэ куала, валесэ пыртом. Солы кыллёно али. Нош тон валдэ ну.</text:p>
      <text:p text:style-name="P1">Эх, Гудыри, Гудыри, кыӵе тон эш... Марлы одӥг эше мукетсэ обиде. <text:span text:style-name="T6">Й</text:span>ырзэ ошыса сылэ валэ. Оло, янгышсэ вала? Вала, дыр. Кызьы уз...</text:p>
      <text:p text:style-name="P1">Секыт мылкыдын валме гидэ нуи но вамыштӥ гуртэ. Сюресэз вакчиятыса, бакчаетӥ гинэ пыри.</text:p>
      <text:p text:style-name="P1">Сергей но анай мар ке верасько куала<text:span text:style-name="T6">н</text:span>. Мед эмъялоз вал сое анай. Котыр ёросын сое «зарни киё» шуо ук. Котькудӥзлы со ӟеч кыл шедьтэ, урод куазь но уг люкеты солы кыдёкысь гуртъёсы ветлыны. Котькыӵе жоб медло, котькыӵе зор — адямилы висьыкуз кин юрттоз, врач сяна. <text:span text:style-name="T6">Ӧ</text:span>вӧл, дыр, быдэс ёросын солэн пырамтэ коркаез.</text:p>
      <text:p text:style-name="P1">— ...Вот озьы ик луиз тӥни. Тон дышетскыны кошкид. Собере анаймы кулӥз. Кема мон возьмай тонэ, Сергей, ӧд вуы. Мар али веранэз на. Мон янгыш тонэ уг кариськы. Улон, вылды, сыӵе ини.</text:p>
      <text:p text:style-name="P1">Куала ӧс пась. Вераськыны медам люкеты шуыса, кенер вӧзы пукси.</text:p>
      <text:p text:style-name="P1">— Нош собере... армиысь Ладимер бертӥз. Солы бызи. Вот озьы луиз. Собере дышетски на. Секыт вал, Ладимер ваньзэ валаз, юрттӥз мыным.</text:p>
      <text:p text:style-name="P1">— Калык ушъя тонэ, Насьтӥ. Ӵем кылӥсько. Адями улонын интызэ шедьтэ ке, зарнилэсь но чылкыт чиля, шуо. Нош мон...</text:p>
      <text:p text:style-name="P1"><text:soft-page-break/>— Нош тон? Вера, вера, Сергей. Мон номыре уг тодӥськы тон сярысь. Сӥзьыл уе ышид. Зор, пеймыт вал соку, тудву ӝутскиз. Тодӥськод на-а?</text:p>
      <text:p text:style-name="P1">— Кызьы сое вунэтод? Толон кадь ваньмыз син азьын.</text:p>
      <text:p text:style-name="P1">— Асьмеос ог-огмылы кыл сётӥм вал, ноку но ум люкиське шуыса. Нош кызьы ваньмыз луиз.</text:p>
      <text:p text:style-name="P1">— Мон янгыш, Насьтӥ. Мон огнам. Улӥ, гожъяй, кырӟай, мар ватонэз — юмшай. Ортчиз улон, Насьтӥ. Кин меда тодэ вал, тазьы луоз шуыса. Тон врач, мон дорын — висись дорын, пукиськод. И всё.</text:p>
      <text:p text:style-name="P1">— Эн озьы вераськы, Сергей. Исамес кариськод астэ. <text:span text:style-name="T6">Й</text:span>ырдэ вылэгес ӝут.</text:p>
      <text:p text:style-name="P1">— Кытчы? Бер. Весь утчай мае ке но, весь утчай, ужай. Нёжто юнме?!</text:p>
      <text:p text:style-name="P1">— Ӧвӧл, Сергей, юнме ӧвӧл. Калык тодэ тонэ, кырӟанъёстэ кырӟа. Валаськод-а, тон кулэ солы. Мынам Васие но весь «Сергей агай, Сергей агай» гинэ шуэ. Маин тон сое сыӵе бурмытӥд бордад?</text:p>
      <text:p text:style-name="P1">— Крезьгурез со вала, Насьтӥ. Кылзэ но, вала но. Сыӵеос шер пумиськыло, ӧжыт соос. Дышеты сое азьланяз, умой музыкант луоз. Умой тынад пияшед, Насьтӥ. Оло, мынам но сыӵе ик луысал...</text:p>
      <text:p text:style-name="P1">— Тон ӧд-а кышнояськы?</text:p>
      <text:p text:style-name="P1">— Вал одӥг кышномурт. Люкиським. Мар ватонэз, Насьтӥ, берло аръёсы чарка но ӝутъялляй. Ваньмыз сураськиз. Чаркаен ӧз, азьлогес.</text:p>
      <text:p text:style-name="P1">— Нош марлы, марлы, Сергей, тон астэ ачид уд гажаськы?</text:p>
      <text:p text:style-name="P1">— Трос вал мугез, Насьтӥ. Самой главноез одӥг. Валай мон, ӧй шедьты аслэсьтым крезьгурме. Ваньмыз умой кадь, ушъяло но. Нош астэ кызьы алдалод? Кинэ, кинэ, нош астэ ноку но. Утчай мон со зарни кырӟан-кылбурме. <text:span text:style-name="T7">Ӧ</text:span>й шедьты. Али но гожтыны вырисько на. Йырвизь азьло кадь ӧвӧл. Кинлы, марлы гожтод на сое? Кин кылзоз, кинлэсь сюлэмзэ шунтоз со? Ачим сярысь. Шай вылысь из кадь тодэ ваён коть кылёз. Нош мон сое одно гожто!</text:p>
      <text:p text:style-name="P1">— Эн вераськы сыӵе шимес, Сергей. Тыныд ньыльдон но ӧвӧл на ук!</text:p>
      <text:p text:style-name="P1">— Тазэ тыныд гинэ верасько, Насьтӥ. Ужъёс уродэсь мынам. Ижын но, Мускоын но ӧз быгатэ ни эмъяны монэ. Бер ини, пе. Азьло кадь ик вуризы но лэзизы. Берт, пе, гуртад. Бурмод, пе. Тодмо ни малы. Латынь кылын гинэ верасько. Рак, дыр. Сутӥ мон асме, сутӥ. Со быдӟа кужым вал. Шӧдылӥ ук куке...</text:p>
      <text:p text:style-name="P1">— Оло нош, янгышало врачъёс?</text:p>
      <text:p text:style-name="P1">— <text:span text:style-name="T7">Ӧ</text:span>йтӧд... Я, тырмоз со сярысь. Нош ачид кыӵе? Шудо-а?</text:p>
      <text:p text:style-name="P1">— Мынам ваньмыз вань, Сергей. Картэ яратэ монэ, пие вань тани. Мар кулэ на кадь... Тулыс уйёсты уд берыкты ни...</text:p>
      <text:p text:style-name="P1">— Асьмеос беризь уламы пукылӥм.</text:p>
      <text:p text:style-name="P1">— Кызьы сое вунэтод, Сергей. Быдэс улонлы со — шыртыл кадь кылемын.</text:p>
      <text:p text:style-name="P1">— Нырысь гожтэм кылбурме но тодам ваисько на:</text:p>
      <text:p text:style-name="P1"/>
      <text:p text:style-name="P1">Мон уг вамышты дорад, — </text:p>
      <text:p text:style-name="P1">Оскисько, лыктод ачид. </text:p>
      <text:p text:style-name="P1">Мон уг утча италмас — </text:p>
      <text:p text:style-name="P1">Тон ачид — чебер сяська. </text:p>
      <text:p text:style-name="P1">Мон уг йыгаськы <text:span text:style-name="T1">ӧс</text:span><text:span text:style-name="T7">а</text:span><text:span text:style-name="T1">д</text:span>, — </text:p>
      <text:p text:style-name="P1">Оскисько, потод ачид. </text:p>
      <text:p text:style-name="P1">Мон уг кисьты синвуме... </text:p>
      <text:p text:style-name="P1">Нош малы меда сюлмы </text:p>
      <text:p text:style-name="P1">Кылъёсме уг анла чик?!</text:p>
      <text:p text:style-name="P1"/>
      <text:p text:style-name="P1"><text:soft-page-break/>— Насьтӥ, бер ини. Калтыртӥськод шуыса, нош Микта ӟуроз. Тӥледлы но изёно ни. Кызьы ке но гуртозь вуоно вал. Эх, секыт ик йырын. Тон эн гинэ жаля монэ, Насьтӥ. Жалясьёс серем каро кадь потэ мыным.</text:p>
      <text:p text:style-name="P1">Сергей но анай потӥзы. Анай синпумъёссэ ӵушылэ.</text:p>
      <text:p text:style-name="P1">— Пие, тон татын-а?</text:p>
      <text:p text:style-name="P1">Сергейлы блокнотсэ сётӥ.</text:p>
      <text:p text:style-name="P1">— Ва<text:span text:style-name="T7">си</text:span>, тон ваньзэ-а кылӥд?</text:p>
      <text:p text:style-name="P1">— О-о.</text:p>
      <text:p text:style-name="P1">— Озьы умойгес луоз. Тон валаны кулэ. Тон тодыны кулэ вал ваньзэ. Пичи ӧвӧл ни.</text:p>
      <text:p text:style-name="P1">Капкаетӥ потыкумы, кыӵе ке пеймыт вужер дыртыса ортчиз урамтӥ. Эсьмаса, дэрем сӧзыез тузонэз ик пурӟытӥз. Кин меда озьы пуныослы маза сётытэк ветлэ на? Кышномурт выж пала вамыштӥз но пеймытэ ышиз.</text:p>
      <text:p text:style-name="P1"/>
      <text:h text:style-name="P7" text:outline-level="1">* * *</text:h>
      <text:p text:style-name="P1"/>
      <text:p text:style-name="P1">...Со уез мон изьыны ӧй быгаты. Кема бергай валесын. Султыса поръяй но.</text:p>
      <text:p text:style-name="P1">«Иське, куке но Сергей но анай гажало вылэм ог-огзэс. Нош Сергей дышетскыны кошкем. Вылаз ик агаеныз, пе, тупамтэ. Кин тупалоз со сумбрес гондырен? Гондыр гинэ, дыр.</text:p>
      <text:p text:style-name="P1">Нёжто мынам атае Сергей луысал. Паймод... <text:span text:style-name="T7">Ӧ</text:span>вӧл, мынам атай — самой умой адями. Сергей тожо умой, нош со эше мынам. Озьы ик медло.</text:p>
      <text:p text:style-name="P1">— Нош мар меда со яратон? Сергейлэн кылбуръёсыз-а, кырӟанъёсыз-а?.. Одӥг кылбурез, журналын потэмез, сӥземын вал „А. <text:span text:style-name="T7">Р</text:span>-лы“. Анастасия Рябинина, мынам анае ӧвӧл меда со?</text:p>
      <text:p text:style-name="P1">Нош мар луиз сыӵе шимесэз? Номыр ӧвӧл. Озьы кылдӥз ини — соос люкиськизы...</text:p>
      <text:p text:style-name="P1">Оло нош, со яратон шуонзы мон шоры но учке. Бускель урамысь Надялэн синъёсыныз... (Тьфу, сялӟиськи мон — оломар но йыре пыроз.) Надя, етӥз нылаш, нокытын но бере уз кыльы. Нокин но сое бызьылыса бере уз кельты. Нош синъёсыз сутэр кадесь солэн, шуныт чиляло. Фу, возьыт!</text:p>
      <text:p text:style-name="P1">Нёжто Сергей агай бурмонтэм висе меда? Эшшо мынам юрттэмея вал вылысь усиз на. Тау, Васи, ява.</text:p>
      <text:p text:style-name="P1">Ӧвӧл, ӧвӧл, озьы луыны уг яра. Зэмлык луыны кулэ музъем вылын. Одно ик. Сергей бурмыны кулэ.</text:p>
      <text:p text:style-name="P1">Сергей агай шудтэм ӧвӧл... Со тодэ музыкаез, вала куараосты. Кылбур книгаез но вань, пе. Калык кырӟанъёссэ кырӟа. Только берпум дыре ӧзгес чузъяськылэ ни. Марлы меда? Городын улэмзэ тодаз вайыны уг яраты со...</text:p>
      <text:p text:style-name="P1">Кинэ калык тодэ, яратэ — со шудо луыны кулэ. Вот. Нош анай шудо-а меда? Нош мон шудо-а меда? Нош атай? Шудо-а меда?</text:p>
      <text:p text:style-name="P1">Нош атай?</text:p>
      <text:p text:style-name="P1">Мар со шуд? Атай вераз вал огпол юамелы:</text:p>
      <text:p text:style-name="P1">— Шуд... Котькинлэн аслаз шудэз, Ва<text:span text:style-name="T8">си</text:span>. Мон тани шумпотӥсько гуретӥсь комбайнэлы. Веттаськись юэз адӟыса, сюлмы ик бугырске. Оло, со ик шуд, дыр. Музъем бордын. Тани тӥ мынам вань на. Мар кулэ на мыным. Война гинэ медам луы...</text:p>
      <text:p text:style-name="P1">Ку меда сыӵе ӟеч кусыпъёс милям атаен кылдӥзы? Вордскем дырысенымы.</text:p>
      <text:p text:style-name="P1">Мӧзмиськиз ини солэсь. Ӵуказе дораз ветлоно одно ик. „Сибиряказ“ тубано.</text:p>
      <text:p text:style-name="P1">Нош Сергей агайлэн шудэз вань-а, ӧвӧл-а меда? Ӧвӧл ке, мон солы аслэсьтымезлэсь люкетсэ сётыны дась».</text:p>
      <text:p text:style-name="P1">Кытын ке, гурт пумын, атасъёс сайкаку гинэ, ӟырдам йыры миндэр вылын буйгаз.</text:p>
      <text:p text:style-name="P1"/>
      <text:h text:style-name="P7" text:outline-level="1"><text:soft-page-break/>* * *</text:h>
      <text:p text:style-name="P1"/>
      <text:p text:style-name="P1">...Кыӵе пӧсь малпанъёс вал соку, нош али... Оло, <text:span text:style-name="T1">с</text:span><text:span text:style-name="T9">ӥ</text:span><text:span text:style-name="T1">язы</text:span>-а ини соос. Яке паймемысь-а дугдӥм? Яке ваньзэ валаны-а дышим?</text:p>
      <text:p text:style-name="P1">«Со уе анае но мынам ӧз кӧлы, дыр», — малпасько али.</text:p>
      <text:p text:style-name="P1">...Анай, анай. Али но шӧдӥсько на чурытэсь, тыршись киостэ. Вань ужъёсты тон капчиен но кырӟаса лэсьтылӥд. Тодам ваисько школае мынон нуналэз. Кыӵе шудоесь но сюлэмшугъяськисесь вал синъёсыд. Нош мон, берме учкылытэк, азьлань, эшъёсы сьӧры, бызи. Марлы мон соку берытскыса ӧй чупа, ӧй буйгаты тонэ. Трос-а кулэ вал солы...</text:p>
      <text:p text:style-name="P1">Городэ дышетскыны мыныкум но сылӥз зоро-пеймыт нунал дунне вылын.</text:p>
      <text:p text:style-name="P1">— Анай, мон кошкисько, ява.</text:p>
      <text:p text:style-name="P1">— Оло, кылёд но...</text:p>
      <text:p text:style-name="P1">Нош мон кошки, азьлане сюрес чортӥз монэ. Со туж паськыт шуыса малпасько на вал мон соку. Анай, марлы мон соку ӧй кыльы тон доры? Марлы ӧй кылзӥськы? Калык пӧлын улонъям, кыӵе ӧд тырмылы мыным тон...</text:p>
      <text:p text:style-name="P1"/>
      <text:h text:style-name="P7" text:outline-level="1">VI</text:h>
      <text:p text:style-name="P1"/>
      <text:p text:style-name="P1">...Нянь магазин дорын гуртысь иворъёс ваньмыз пыр-поч тодмо луо.</text:p>
      <text:p text:style-name="P1">Анай, <text:span text:style-name="T1">медпункт</text:span><text:span text:style-name="T10">а</text:span><text:span text:style-name="T1">з</text:span> мыныкуз, мыным гожтэт кельтэм. Нянь, пе, басьтоно.</text:p>
      <text:p text:style-name="P1">Калык магазин азьын трос. Иське, кема сылоно луоз. Черод пуме ик султӥ но сылӥсько, эшъёсын вераськыса.</text:p>
      <text:p text:style-name="P1">Оги, Паримон кышно, мон лыктэм бере, уӵерак-уӵерак шоре учкылыса сылэ. Йылсо нырыз, мае ке зынъяса кадь, отӥ-татӥ вуылэ. Мон лыктыса, лабыртӥсь кышноос чусак кариськизы.</text:p>
      <text:p text:style-name="P1">Оги куаразэ вӧй вылтӥ кадь лэзьыса юаз мынэсьтым:</text:p>
      <text:p text:style-name="P1">— Атаед, пие, бусы лагерьын ужа на-а?</text:p>
      <text:p text:style-name="P1">— О-о, ю-няньзы, пе, трос на ай. Олоку вуоз ини.</text:p>
      <text:p text:style-name="P1">Оги векчи гинэ серектӥз но шуиз:</text:p>
      <text:p text:style-name="P1">— Ма учкиськом ке, анаед уг ик мӧзмы кадь...</text:p>
      <text:p text:style-name="P1">— Кызьы сое валано? — пайми мон, — анае ужа.</text:p>
      <text:p text:style-name="P1">— Сергей, пе, тонэ арганэн дышетэ, шуо, — эшъёссэ котырак учкыса шуиз Оги.</text:p>
      <text:p text:style-name="P1">— Дышетэ. Со ачиз но туж чебер шудэ, — шумпотӥ мон Огилэн мукет сярысь вераськыны кутскемезлы. Уг яратӥськы мон сое. Кин меда гуртын яратэ сое. Котькуд пасе со кузь нырзэ чуртналоз.</text:p>
      <text:p text:style-name="P1">— Нош дорады со вуылэ-а?</text:p>
      <text:p text:style-name="P1">— Толон вал. Вал вылысь усиз со. Ми сое дорамы пыртӥм. <text:span text:style-name="T10">Ӧ</text:span>йтӧд, кыӵе мар ини туннэ. Пырано вал, — сюлэмшугъяськыса верай мон.</text:p>
      <text:p text:style-name="P1">— Иське, вуылэ дорады.</text:p>
      <text:p text:style-name="P1">— Толон вал.</text:p>
      <text:p text:style-name="P1">— ...Нош атаед комбай борды думемын. Валамон.</text:p>
      <text:p text:style-name="P1">— Уг оскиськы мон, Настасья Ильинична сыӵе шуыса. Супыльтӥськод тон, — уретӥз сое одӥгез кышномурт.</text:p>
      <text:p text:style-name="P1">— Ма, Пекла, ӧд кылы шат? Тани Васи, солэн пиез, озьы вера ук. Адӟи мон соосты толон. Сергей кудӟемын, таосыз ӟыгыртыса гуртаз нуо...</text:p>
      <text:p text:style-name="P1">— Ма-ар?! Мон номыр сыӵезэ ӧй вера, — пайми мон.</text:p>
      <text:p text:style-name="P1"><text:soft-page-break/>— Ма али гинэ шуид ук, анаед доры ӝытъёсы Сергей ветлэ. Тонэ арганэн дышетон амал шедьтыса. Нош Ладимер бусыын.</text:p>
      <text:p text:style-name="P1">— <text:span text:style-name="T10">Ӧ</text:span>й, ӧрекчаськод! Мон озьы ӧй шуы, — олокызьы синвуосы ӧз потэ. Мырдэм вози.</text:p>
      <text:p text:style-name="P1">Кышномуртъёс огпала берытскизы. Оло, уг оско?!</text:p>
      <text:p text:style-name="P1">— Иське, озьы ик, Оги кума, — ӟукыртӥз огез кышномурт, — ӧй малпа вал, Насьта сыӵе шуыса. Нош учконо ке, сыӵе йӧн выре веть. Ваньзы соос огкадесь...</text:p>
      <text:p text:style-name="P1">— Вуж яратон уг сыномы, шуо ук.</text:p>
      <text:p text:style-name="P1">— Чеберъятыны эн выры соосты, Одотья. Вирзы шудэ возьыттэмъёслэн.</text:p>
      <text:p text:style-name="P1">— Мар тӥ супыльтӥськоды, Сергей мырдэм шокаса ветлэ.</text:p>
      <text:p text:style-name="P1">— Тон шып ул! Эн дурбасьты. Ачид но пинал дыръяд ӟуч шофёръёсын ӵашкаысь ӧд пота!</text:p>
      <text:p text:style-name="P1">— Ма-ар?! Кызьы кылыд берытске?</text:p>
      <text:p text:style-name="P1">Огилэн чангес куараез, пелез ик портыса, йырвимез сура. Нушыям кадь, долкаса сылӥсько. Собере кужымме люкаса кеськи:</text:p>
      <text:p text:style-name="P1">— Оги апай, малы калыкез алдаськод? Возьытэд вань-а, ӧвӧл-а?</text:p>
      <text:p text:style-name="P1">— Ок тон, кӧжы пог, эшшо пересьёс шоры мытылод-а? Кош татысь, кучапи! — Оги китӥм дуак кыскиз но валтӥз монэ.</text:p>
      <text:p text:style-name="P1">Вӧсь луэменым но вожпотэменым, мае-сое валатэк, кияз куртчиськи. Ме, тыныд! Ымын кузьыт<text:span text:style-name="T10">ак</text:span> вир шӧдӥськиз. Чирак кеськиз Оги. Калык серекъя. «Озьы ик кулэ!»</text:p>
      <text:p text:style-name="P1">— Оги, дугды тон! Мар турттӥськод пичи муртэн! — Пекла кыскиз Огиез.</text:p>
      <text:p text:style-name="P1">...Мон бызисько урам кузя. Тузонэсь ымныртӥм шапыр бызё синкылиос. Сыӵе курыт пушкын, гуньдэм кадь. Синкылиос курытэсь, ымдурын но сылал шӧм.</text:p>
      <text:p text:style-name="P1">«Мон янгыш. Мынам кылы кузен. Кышномурт кыл. Вот кин мон сыӵе! Нош со Оги марлы меда урмыса кутскиз бордэ? Азьло но анай сярысь кыл вӧлдэ вал. Азьтэм но висись шуыса.</text:p>
      <text:p text:style-name="P1">Калык уг оскы ук, нош малы меда ас понназы серекъяло гинэ.</text:p>
      <text:p text:style-name="P1">Иське, ваньзылы уг луы зэмзэ вераны? Ваньмыз понна ӧвӧл зэмлык? Нош марлы?»</text:p>
      <text:p text:style-name="P1">Уг тодӥськы ни кызьы шур дуре вуэмме. Ву бызе но бызе ас югдаз. Солэн сьӧд гижы быдӟа но ужез ӧвӧл мынам куректонэлы. Олокытчы сумкаме но уксёме зӥртӥськем. Эх, шу...</text:p>
      <text:p text:style-name="P1">«Уг оскиськы! Номырлы но уг оскиськы. Со Оги Сергейлэн чиньыезлы но уг сылы. Уг, ӝыныезлы но. Со Огиез кутыса Гудыри сьӧры биньгозыен думылоно. Мед костасал сое бусыостӥ валэ».</text:p>
      <text:p text:style-name="P1">Ӟеч пунэмзэ берыктон малпаса, мон буйгатски.</text:p>
      <text:p text:style-name="P1">«Нош бадӟымъёс тодо ук, адӟо Огилэсь кыӵезэ. Нош озьы ик соин артэ уло, верасько соин. Нёжто со зэм?»</text:p>
      <text:p text:style-name="P1">«Мон, мон янгыш. Мынам кузь кылы», — берпум кылъёсын тышкаськисько асме.</text:p>
      <text:p text:style-name="P1">— Ме тыныд, — сач пельдорам сётӥ. <text:span text:style-name="T10">Ӧ</text:span>жыт. Эшшо кулэ на. Шузи мугорез кезьыт вуэ донгоно. Вот кызьы сое визьмано! Мед сазьтӥськоз.</text:p>
      <text:p text:style-name="P1">Август пумын нокин уг пыласькы ни.</text:p>
      <text:p text:style-name="P1">Дӥсьме кыльытэк, кускозям вуэ пыри. Сюлэм ик ужамысь дугдӥз кадь.</text:p>
      <text:p text:style-name="P1">Мон тодӥсько вал, тазьы висьыны усё шуыса. Озьы ик кулэ кузь кыллы. Вакчигес медло.</text:p>
      <text:p text:style-name="P1"/>
      <text:h text:style-name="P7" text:outline-level="1">* * *</text:h>
      <text:p text:style-name="P1"/>
      <text:p text:style-name="P1">...Собере но улонам пӧртэмесь секыт учыръёс кылдылӥзы на. Нош, асме янгыш карыса, ӟырдам шузи йырме сӥятыны юзмыт шуре пыраме ӧвӧл ни. Кулэ на вылэм.</text:p>
      <text:p text:style-name="P1"/>
      <text:h text:style-name="P7" text:outline-level="1"><text:soft-page-break/>* * *</text:h>
      <text:p text:style-name="P1"/>
      <text:p text:style-name="P1">...Мынэсьтым висемме тодыса, ӵуказе атай бертӥз.</text:p>
      <text:p text:style-name="P1">Мугорме пӧзьтэм анданэн кадь суто. Ӝокыт. Нош йырын сюрс гырлыос жуго. Йырку ик вӧсь луымон.</text:p>
      <text:p text:style-name="P1">— Чида, пие, юнматскы, — атай паськыт кизэ ӟырдам кымес вылам понӥз. Собере берытскиз анай пала.</text:p>
      <text:p text:style-name="P1">— Мон ваньзэ тодӥсько...</text:p>
      <text:p text:style-name="P1">— Тон кытчы, Володя? — кушетскиз анай.</text:p>
      <text:p text:style-name="P1">— Пож ву медам пазялэ мынам кышное вылэ. Медам сӧре асьме кусыпмес. Соин мынӥсько. Одӥг кылызлы но мон солэн уг оскиськы, Насьтӥ.</text:p>
      <text:p text:style-name="P1"><text:span text:style-name="T10">Ӧ</text:span>с сьӧрын кылӥськиз на вераськемзы.</text:p>
      <text:p text:style-name="P1">— Таки со Оги али но уг буйгатскы на.</text:p>
      <text:p text:style-name="P1">— Нылзэ тыныд сётыны выре, пе, вал. Весь со иззэ пияз нуллэ на-а меда? — анайлэн куараез нёжмыт, бӧрдоно кадь.</text:p>
      <text:p text:style-name="P1">— Тон сюрессэ ӧд ӵогы со нылызлы. Мынам аслам йыры, аслам яратонэ, Насьтӥ. Тон. Нош пимы молодец асьмелэн, только ваньзэ сюлмаз матэ каре. Кин тодэ, оло, озьы ик кулэ. Мед гинэ бурмоз.</text:p>
      <text:p text:style-name="P1"><text:span text:style-name="T10">Ӧ</text:span>с пытсаськиз. Мон йырсазьме ыштӥ. Уг тодӥськы ни кӧня дырлы: оло быдэс даурлы, оло минутлы.</text:p>
      <text:p text:style-name="P1">Кыӵе ке пеймыт но мур гуысь потыны вырисько кадь. Гижыос улын музъем куашка, пыдъёс уг возё. Мон гу пыдсы усисько. Нош тубыны вырисько. Собере нош усисько... Нош, нош, нош...</text:p>
      <text:p text:style-name="P1"/>
      <text:h text:style-name="P7" text:outline-level="1">* * *</text:h>
      <text:p text:style-name="P1"/>
      <text:p text:style-name="P1">Трос тудвуос ортчыса малпаськылӥсько ни мон Оги сярысь. Жаль мыным потэ со. Огназ мырдэм будэтӥз нылзэ. Соизлы но ӟеч адями ӧз шедьы. Бызиз бускель гуртысь пилы. Дас ар но ӧз улэ, соиз юыса кулӥз. Кылиз Огилэн нылыз куинь нылпиосын огназ. Огилэн кужмыз ӧй луысал ни ке — кин тодэ, кытын со нылпиос будысалзы. Огилы но нылызлы юрттӥсь ӧйлась, соин ик лекомизы но, оло, соос вань калык вылэ. Кин тодэ...</text:p>
      <text:p text:style-name="P1"/>
      <text:h text:style-name="P7" text:outline-level="1">VII</text:h>
      <text:p text:style-name="P1"/>
      <text:p text:style-name="P1">Кинэ нырысетӥзэ адӟи ӵуказеяз сазьтӥськыкум — Сергей вал.</text:p>
      <text:p text:style-name="P1">— Мон тодӥсько вал, синдэ усьтод шуыса.</text:p>
      <text:p text:style-name="P1">Сергей йыролтэсме тупатъяз: вот тазьы умойгес.</text:p>
      <text:p text:style-name="P1">— Анаед — ужын, атаед — бусыын. Ме, тани таблетка ю.</text:p>
      <text:p text:style-name="P1">— Вера мыным, адями, мукет адямиез сантэмакуз, ачиз вӧсь луэ-а?</text:p>
      <text:p text:style-name="P1">— Адями ке со — одно ик, нош ӧвӧл ке — уг, дыр.</text:p>
      <text:p text:style-name="P1">Укноетӥ аляк шунды сиос пыро, синмез мальдыто. Дышымтэ вылысь вӧсь но каро.</text:p>
      <text:p text:style-name="P1">Мугор корт езъёсын дуремын кадь.</text:p>
      <text:p text:style-name="P1">— Кык нунал ӧд султылы ук, пиёк. Анаед пичи но ӧз изьы. Тани мон но тодыса — ӧй чида гуртын.</text:p>
      <text:p text:style-name="P1">Сергей секыт кызыны кутскиз. Кызӥз кема, нош ик вир сяласа.</text:p>
      <text:p text:style-name="P1"><text:soft-page-break/>— Вождэ эн вай, Васи. Нош асьмеос ум сётске ай со шузи висёнлы. Озьы-а? Ӵошен со тушмонэз живо-два пачкатом, — Сергейлэн кӧдэктэм ымныраз пальпотон нерге потӥз.</text:p>
      <text:p text:style-name="P1">— ...Сергей агай, тодӥськод на-а со гурез? Тӥни тон кудзэ бертэм берад шудӥд. Туж чебер вал со. Шуд вал сое мыным, — кури мон. Эмъюмлэсь но кулэгес вал солэн крезьгурез соку мыным.</text:p>
      <text:p text:style-name="P1">...Сергей кема шудӥз. Чебер, мусо но чылкыт. Олоку пырем анай, ӧс дорын вырӟыны дӥсьтытэк сылӥз. Кыӵе чебер вал соку со. Чагыр кышетэн, вож дэремен, йырсиосыз ӵужпыръемесь. Тулыс италмасъёс кадь. Сергей шоры учке, синкылизэ ӵушытэк, нош синъёсаз мар быдӟа шуд. Уг тодӥськы вал, синкылиос но шудоесь луо шуыса.</text:p>
      <text:p text:style-name="P1">...Умой шудӥз соку Сергей. Улытозям ӧй кылылы ни сыӵе шудэмез.</text:p>
      <text:p text:style-name="P1">Оло, со крезьгурез ик юнматӥз монэ. Сотэк ӧйлась, дыр.</text:p>
      <text:p text:style-name="P1"/>
      <text:h text:style-name="P7" text:outline-level="1">VIII</text:h>
      <text:p text:style-name="P1"/>
      <text:p text:style-name="P1">Сӥзьыл — сюанъёслэн дырзы. Туэ милям Тупал урамын — юон дыр. Мынам бускеле кышнояське. Сьӧд костюмен, кечато галстукен Митя, вырӟыны дӥсьтытэк, тузӥ пуке. Баблес йырсизэ нокыӵе качы но, сын но вормымтэ. Сыӵе ик куро зурод йыраз. Туэ армиысь бертӥз. Палэнысь шудзэ утчаса ӧз улы, гурт пумысь лыз наличнико юртысь ик шедьтӥз. Сьӧд йырсиё, веськрес мугоро Натӥез. Кӧня пол мыным гожтэтъёсын бызьылоно луиз со гурт пумысь коркае.</text:p>
      <text:p text:style-name="P1">Митя косэмъя, конешно. Кызьы пумит луод, ӝытазе машинаяз ворттылытэ ке. Рульзэ но сётъяз. Калык уг тоды, та сюан луонын мынам но кибервылы вань шуыса. Ойдо ӵок, шулдыръяське, дан понна уг бӧрдӥськы. Сюанэз гинэ адӟоно.</text:p>
      <text:p text:style-name="P1">Ми, пичиос, люр-ляр бызьылӥськом вал, самой маскаразэ кельтонтэм вылысь. Я ӵын потӥсь муръёез-а ӵоксалозы бӧрысьчиос, кузьым курыса, я коркан кислэс вандозы-а, я выж вылэ жаген суро уксё куялозы-а, я шур дурын вуэн-а пазяськозы. Ми — отын.</text:p>
      <text:p text:style-name="P1">Нош мыным али уг яра ни озьы бызьылыны. Туннэ мон — ӧтем куно, анай-атаен ӵош. Кунолы астэ ӟечен возьыны кулэ. Мултэс сьӧраз ӧвӧл ортчоно ӝӧк сьӧрын, дэремез ӧвӧл саптано — музон сюанэ ӧтемзэс эн ик возьма. Анайлэсь но индылэмъёссэ ваньзэ пеле пононо луэ. Анай, атай но мон лыктӥм сюанэ. Луэ вылэм бакчаетӥ гинэ потыны — кык вамыш. <text:span text:style-name="T11">Ӧ</text:span>вӧл. Паськытгес усьтоно капкаез но мыноно ураметӥ. Тани ми но калыклэсь пӧртэм ӧвӧл.</text:p>
      <text:p text:style-name="P1">...Вуюисьёс сямен, кышномуртъёслэн кышетъёссы син азьын ворекъяло. Тани пересь Иван но, Митялэн атаез, ӧз чида:</text:p>
      <text:p text:style-name="P1">— Эх, шу! жингыр шу! — шумприч гинэ, чипей сямен, эктӥсьёс пӧлы зымиз. Кизер тушез отчы-татчы тумошо берга, киосыныз я макесъёсаз, я гадяз, я чилясь сапегъёсаз чабкыса кырӟа:</text:p>
      <text:p text:style-name="P1"/>
      <text:p text:style-name="P1">Пумиськонмес пумиськимы, </text:p>
      <text:p text:style-name="P1">Синкашъёсмес ӝутъяса, </text:p>
      <text:p text:style-name="P1">Люкиськонмес люкиськимы, </text:p>
      <text:p text:style-name="P1"><text:span text:style-name="T11">Й</text:span>ыркобымес пасяса!</text:p>
      <text:p text:style-name="P1">Эх, шу! Ах, шу! </text:p>
      <text:p text:style-name="P1">Кизер ке но — нап шу!</text:p>
      <text:p text:style-name="P1"/>
      <text:p text:style-name="P1">Калык гурак серектэ. Ну, куасалтоз ук та пересед! Пинал дыръяз туж етӥз, пе, вылэм Иван бускель. Соин ёзъёс али но йыръёссэс ик сэзъяса вералляло солэсь ужъёссэ.</text:p>
      <text:p text:style-name="P1">Кузь ӝӧк сьӧрын, самой шораз ик — егитъёс. Кык юсьёс кадь соос адско, сьӧд но тӧдьы. Дурыстэм шудлэсь кыкназылэн ик ымныръёссы пушйылэмын.</text:p>
      <text:p text:style-name="P1"><text:soft-page-break/>Чебер ик Натӥ! Сюан дэремез кисьтэм кадь пуке мугораз. Бамъёсыз узыос кадь ӵыжектэмын, кыӵе ке шуныт мылкыд со бордысь вӧлске кадь, вань сюанчиослы капчи луэ.</text:p>
      <text:p text:style-name="P1">«Нош Надя кыӵе меда адскысал таӵе дэремен...» — ас малпанэлэсь аслым ик возьыт луиз.</text:p>
      <text:p text:style-name="P1">Кисьтӥське, кисьтӥське удмурт шулдыръяськон. Мон но шампанскойзэс пичи веръяй, мар сое — чырс мар ке. Лимонад умойгес ик. Ныртӥ ик потэ, ява, керемет!</text:p>
      <text:p text:style-name="P1">Нокин шӧдонтэм ӧсэтӥ пырись луиз — Сергей!</text:p>
      <text:p text:style-name="P1">— Сергей агай, чаль татчы ӝоггес, — дораз бызьыса валтӥ мон сое.</text:p>
      <text:p text:style-name="P1">Ми пукиськом ӵошен. Сергей агай но мон. Сергей агай бур палаз, палляназ — анай.</text:p>
      <text:p text:style-name="P1">— О-о, Сергей бускель, вуид-а? Бер, бер тон! Штрафной солы, калтаклы! — Иван агайлэсь озьы гинэ уд мозмы. Эн ик малпа! Кияз аракыен маке быдӟа стакан. Калык чусомиз.</text:p>
      <text:p text:style-name="P1">— Городын вунэтӥд, дыр, ини вал винамес, асьмелэсьсэ. Коньяк-мар ӧвӧл ке но — йырез шумпоттытэ, — кин ке серектӥз.</text:p>
      <text:p text:style-name="P1">— Ӟечкыласько тӥледыз, Митя но Натӥ! Улонды та ӝӧк выл кадь котьку тыр медло!</text:p>
      <text:p text:style-name="P1">Сергей шокчытэк стаканзэ юиз. Собере, кисыысьтыз горд дас манетсэ стаканэ поныса, берен сётӥз Иван агайлы.</text:p>
      <text:p text:style-name="P1">— Зол! Молодец! Таиз по-нашему! Нош табере шуд вал арганэныд!</text:p>
      <text:p text:style-name="P1">— Сергей кудо, шуд, шуд! — кылӥськиз гужлась ӝӧк сьӧрысь.</text:p>
      <text:p text:style-name="P1">Эх! Кисьтӥз-жильдӥз ук соку Сергей! Пукисьёслэн но пыдъёссы интыязы ик шаттыр! экто, ява!</text:p>
      <text:p text:style-name="P1"/>
      <text:p text:style-name="P1">Тӧдьы весе, тӧдьы весе, </text:p>
      <text:p text:style-name="P1">Тӧдьы весе вика кадь. </text:p>
      <text:p text:style-name="P1">Тӧдьы весе вика кадь, </text:p>
      <text:p text:style-name="P1">Яратонэ куака кадь!</text:p>
      <text:p text:style-name="P1"/>
      <text:p text:style-name="P1">Жингыр каро ӝӧк вылын чаркаос, тэркыос. Пыжем ӟазег но лобӟоно кадь дырекъя. Стоп! Арганчи жадиз.</text:p>
      <text:p text:style-name="P1">— Заправитьтоно! — Иван агай черык доры бызиз.</text:p>
      <text:p text:style-name="P1">— Дугдэ ай, эшъёс, — арганзэ вӧзаз понӥз Сергей, — жадиськиз веть. Али мукет арганчи шудоз. Вератэк уд тодэ, дыр, кинзэ...</text:p>
      <text:p text:style-name="P1">— Кин меда? Олёк-а, мар-а? Со кылем арняе кизэ шуккиз, — сипырто ӝӧк котырын, — ӧйтӧд...</text:p>
      <text:p text:style-name="P1">— Ва<text:span text:style-name="T12">си</text:span>, чаль татчы, — вазиз мыным Сергей.</text:p>
      <text:p text:style-name="P1">«Мон?! Сюанын шудом-а?! Сергей агай, ӧвӧл кулэ, малы», — ымдуръёс ик кӧсэктӥзы. Атай пельпумам вешаз:</text:p>
      <text:p text:style-name="P1">— Эн кӧбера, пие.</text:p>
      <text:p text:style-name="P1">— Эн курда, Ва<text:span text:style-name="T12">си</text:span>, чаль, чаль, — Сергейлэн либыт куараез кужымме берыктӥз. Солэн дышетэмъёсыз быдэсак тӧлӟизы кадь. Нош ӧй ке быгаты... Сомында адямиос учко ук...</text:p>
      <text:p text:style-name="P1">Кутски дӥсьтытэкгес, собере арган куара юнмаз но юнмаз. Бадӟым тури бурдъёссэ вӧлъяз кадь.</text:p>
      <text:p text:style-name="P1">Пересь Иван нош ик ӧз чида: «Выль арганчиен ӧд ке экты, ку эктод на!»</text:p>
      <text:p text:style-name="P1">Сергей агай пальпотыса шорам учкылӥз. Нош солэн ымнырыз туннэ эшшо но кӧсытгес.</text:p>
      <text:p text:style-name="P1"><text:span text:style-name="T12">Ӧ</text:span>с дорын ӵаштырто. Паримон Огилэн чангес куараез дырын-дырын кылӥськылэ...</text:p>
      <text:p text:style-name="P1">Гур дурын Надя сылэ. Кышет пумзэ куртчылыса мыньпотэ. Синъёсыз сыӵе ӧтисесь. Дэремез зангари кадь...</text:p>
      <text:p text:style-name="P1"/>
      <text:h text:style-name="P7" text:outline-level="1"><text:soft-page-break/>* * *</text:h>
      <text:p text:style-name="P1"/>
      <text:p text:style-name="P1">...Надя, Надя. Ноку уг вунэты школаез быдтэм бере ӝытмес. Толэзь сюрло борды сьӧд пилемъёс дэмӟылӥзы, кыдёкын кошкись поездъёс кеськылӥзы.</text:p>
      <text:p text:style-name="P1">— Уг, Васи, уг яратӥськы мон тонэ. Алдаськид гинэ тон монэн. Огшоры адями мон, Васи. Улэме но огшоры гинэ потэ. Нош тынад сюресэд мукет. Вунэты монэ.</text:p>
      <text:p text:style-name="P1">Кӧня мон курадӟи, Надя, со кылъёсыд бере. Нош дыр ортчыса, ярае бурмиз кадь.</text:p>
      <text:p text:style-name="P1">Нош тон воксёлы ышид, бус пӧлы, оло. Али но кытындэ уг тодӥськы.</text:p>
      <text:p text:style-name="P1">Сыӵе ини шудтэм кылдӥз мынам нырысь яратонэ. Нош али но мон шумпотыса шӧдысал на со люкиськон кылъёслэсь но курытсэс. Тон гинэ мед лу вал вӧзам...</text:p>
      <text:p text:style-name="P1"/>
      <text:h text:style-name="P7" text:outline-level="1">IX</text:h>
      <text:p text:style-name="P1"/>
      <text:p text:style-name="P1">Покчи гужем. Пичи гинэ со. Соин ик чебер. Соин ик дуно.</text:p>
      <text:p text:style-name="P1">Шур дурысь беризьмы ӵужектэм ини. Дӥськутсэ кыльыса, лымы шобрет улын изьыны дасяське.</text:p>
      <text:p text:style-name="P1">Кисьтэм андан кадь чиляса кылле лыз ву, шӧдонтэм гылӟе сюрестӥз.</text:p>
      <text:p text:style-name="P1">Покчи гужеме ӝытъёсы шуныт луэ на.</text:p>
      <text:p text:style-name="P1">Ми пукиськом Сергеен. Со шуак учкиз шорам.</text:p>
      <text:p text:style-name="P1">— Ва<text:span text:style-name="T12">си</text:span>, нош мар со син улад? Кинэн ӧд тупа?</text:p>
      <text:p text:style-name="P1">— А-а, Педор-помидор, Огилэн пиез. Марым. Кемалась ини пунэмзэ берыкто шуэ вал. Анае понна, пе. Кисыяз пичи пуртэз, пе, солэн вань. Олокызьы ӧз потты.</text:p>
      <text:p text:style-name="P1">— Со тынэсьтыд бадӟымгес ук...</text:p>
      <text:p text:style-name="P1">— Куинь арлы. Тырысал ик, дыр, со мыным но, ярам, Надя люкетӥз. Одӥг классын дышетскиськом. Умой нылаш, — кемала малпанме кызьы шараямме ик ӧй вала.</text:p>
      <text:p text:style-name="P1">— Умой нылаш ке, эн ышты сое, Ва<text:span text:style-name="T12">си</text:span>, — Сергей кизэ пельпум вылам понӥз, — валаськод-а, адямиез одно ик кин ке возьмась луыны кулэ. Адями кинлы ке но кулэ мед луоз.</text:p>
      <text:p text:style-name="P1">Куар ӵаштыртэм кылӥськиз. Атай ваське вылэм.</text:p>
      <text:p text:style-name="P1">— Вот тӥ кытчы ватскиллям вылэм! Нош мон шедьтӥ веть. Ва<text:span text:style-name="T12">си</text:span>, анаед огназ. Пу коть пыртылы вал.</text:p>
      <text:p text:style-name="P1">— Ма али гинэ пыртылыса кельтӥ, — пайми мон.</text:p>
      <text:p text:style-name="P1">— Ӧйтӧд. Уг тырмы, дыр. Ӵуказе пӧралом, пе. Шаньгиез яратӥськод, пу пыртыны но яраты, — валантэм серектӥз атай.</text:p>
      <text:p text:style-name="P1">Горд вирын кисьтаськыса, <text:span text:style-name="T13">Б</text:span><text:span text:style-name="T1">ида</text:span><text:span text:style-name="T13">л</text:span><text:span text:style-name="T1">и</text:span> нюлэс сьӧры шунды питыра. Тани йыртышкыз гинэ адске на. Шур вылысь берпум шунды сюрес но ышиз. Пеймытомыны ӧдъяз.</text:p>
      <text:p text:style-name="P1">— Нош мар туннэ арганды уг кылӥськы? — юаз атай.</text:p>
      <text:p text:style-name="P1">— Марым, — Сергей мог луиз, — ...Микта тӥрен кораз арганэз.</text:p>
      <text:p text:style-name="P1">— Зэм-а, мар-а?! — мон пыд йылам тэтчемме ӧй шӧды.</text:p>
      <text:p text:style-name="P1">— Пуксьы, Ва<text:span text:style-name="T13">си</text:span>, пуксьы. Мар тон?</text:p>
      <text:p text:style-name="P1">— Уг яра солы ужатэк улэме. Висемъяськиськод, пе. Эх, нош мынам кужмы луысал ке, азьло кадь ик. Тодӥськод на-а, Ладимер бускель, кызьы мон тонэ гырон быдтонын <text:span text:style-name="T13">ню</text:span>ръяй вал?</text:p>
      <text:p text:style-name="P1">— Тодӥсько, Сергей. Кызьы вунэтод, — серектӥз атай. Нёжто куке та ӟызы гинэ Сергей агай мынэсьтым кужмо атайме вормиз. Атай коръёсты но шудыса кадь гинэ куя ук. Осконтэм...</text:p>
      <text:p text:style-name="P1">— Уг валаськы мон та Миктаез, — лулӟиз атай, — колхозын суп-сап гинэ ужа. Тракторез тӥяськемын ялан. Гуртаз гинэ вал кадь ужа. Шундыез адӟылытэк...</text:p>
      <text:p text:style-name="P1">— Со малпа, мон атай юртысь пай курыны бертӥ шуыса. Соин урмем кадь. Нош мар мыным кулэ? Липет, шорем нянь, чылкыт бумага — но тӥни.</text:p>
      <text:p text:style-name="P1"><text:soft-page-break/>— Я, Ва<text:span text:style-name="T13">си</text:span>, пие, анаед кӧшкеманы кутскоз отӥ. Тон вамышты ни, — косӥз атай мыным.</text:p>
      <text:p text:style-name="P1">— Нош тӥ?</text:p>
      <text:p text:style-name="P1">— Ми пуком на кӧня ке. Пинал дырмес тодамы ваём... Ӵындом пичияк.</text:p>
      <text:p text:style-name="P1">Кема пукизы воргоронъёс со ӝыт. Пыдулзы югыт луиз тамак пумъёслэсь. Доразы кык пол вуылӥ, отын ик пуко.</text:p>
      <text:p text:style-name="P1">Анай но кытчы пырон инты уг шедьты. Али басьтэм ӵашазэ но, сю пол ӵушылонъяз, пол вылэ уськытӥз.</text:p>
      <text:p text:style-name="P1">Атай бер вуиз.</text:p>
      <text:p text:style-name="P1">— Нош тӥ мар уд изиське на? Ва<text:span text:style-name="T13">си</text:span>, марш! — Собере лыктӥз анай доры.</text:p>
      <text:p text:style-name="P1">— Ваньмыз умой, Насьтӥ. Эн куректы.</text:p>
      <text:p text:style-name="P1">Анай шуак ӟыгырскиз атай борды. Куаратэк кема бӧрдӥз атайлэн паськыт гадь вылаз.</text:p>
      <text:p text:style-name="P1">— Умой дышетӥсед тынад, Ва<text:span text:style-name="T13">си</text:span>. Сергей борды кариськы, со уродлы уз дышеты.</text:p>
      <text:p text:style-name="P1">— Эх, шу, кӧня ар ортчиз, туннэ гинэ шузи йыркуры тӧлӟиз Сергейлы. Нодтэм ик мон адями вылӥськем. Озьы-а, Насьтӥ?</text:p>
      <text:p text:style-name="P1">— Озьы, озьы, — серектӥз анай, — учкы ай пидэ, син улаз вуттэм кин ке.</text:p>
      <text:p text:style-name="P1">— Тон зэмос воргорон кадь лэсьтӥд, пие. Только малпатэк, кулэтэк азьланяз мыжыкъёстэ эн лэзья. Берпум уж со. Киосыд дышозы!</text:p>
      <text:p text:style-name="P1">— Э-э, пиёк, уроктэ нош лэсьтӥд-а? Ну-ко, нош математикаен «кык» басьтод!</text:p>
      <text:p text:style-name="P1">Со уй самой шудоез, дыр, вал милям пичи семьяямы. Куке но кылдэм, адӟонтэм пиртэш со уе бурмиз, ышиз.</text:p>
      <text:p text:style-name="P1"/>
      <text:h text:style-name="P7" text:outline-level="1">Х</text:h>
      <text:p text:style-name="P1"/>
      <text:p text:style-name="P1">Сергей дорын мон нырысьсэ. Корка пушкын пичи гинэ сэрег висъям солы Микта. Валес, ньыль сэрго ӝӧк но книгаос. Борддорын — гитара. Кызьы меда соин шудо? Киноосын сяна адӟылэм ӧвӧл. Котькытын: ӝӧк вылын но, валес вылын но, выж вылын но — гожъям листъёс, нотаос. Погмамъёсыз пол вылын. Ужез, шӧдске, капчиен уг сётӥськы.</text:p>
      <text:p text:style-name="P1">Сергейлы туннэ эшшо но уродгес. Кылле. Мон сое паськыт шубаен шобыртӥ. Дырын-дырын таблетка сётъясько, ву.</text:p>
      <text:p text:style-name="P1">Алигес анай ветлӥз, укол пуктӥз: Сергейлэн синъёсыз кынемын ке но, уг изьы.</text:p>
      <text:p text:style-name="P1">— Ва<text:span text:style-name="T13">си</text:span>, кин тодэ, мар луоз, книгаосме утялты, ява. Яралозы. Книгаос кадь эшъёс ӧжыт. Татын Толстой но, Блок но, Хемингуэй но вань. Андреев... туж малпаськытэ. Асьме удмурт писательёсмылэн но вань. Тӥни «Вуж юрт», «Яратӥсько тонэ». Алигес туж умой мылкыдын Валишинэз лыдӟи. Будэ, будэ веть. Кыӵе кылыз, нош малпанъёсыз кыӵе муресь! Котькуд кылыз ас интыяз. Бадӟым адями луоз. Усто!</text:p>
      <text:p text:style-name="P1">— Сергей агай, марлы тон ачид сярысь номыр но уд мадиськы, — кемалась малпанэ маза уг сёты мыным.</text:p>
      <text:p text:style-name="P1">— Возьмай мон та юандэ, Ва<text:span text:style-name="T13">си</text:span>, — лулӟиз Сергей, — кин меда мон адями? Асьме гуртын умой... Сюлме уг йыгасько — кин тон, малы тон? Шутэтскыны мон бертӥ, Васи... Сайкыт интые... Вордскем гуртам. Нош улонэ сярысь. Улӥ, гожъяй, кырӟай. Куара но быриз. Одӥг нуналэн улӥ. Гожтӥськод мае ке, соку ик вузано... Собере ресторанэ шудыны кариськи. Вань гожтэме, шудэме — кудӟемъёслы. «Эшъёс» шедизы, кошки мон соос дорысь.</text:p>
      <text:p text:style-name="P1">Одӥг нунал сярысь малпаса уг луы вылэм зэмос крезьгур кылдытыны. Со вань кужымез куре, вань сюлэмез.</text:p>
      <text:p text:style-name="P1">Тодӥськод на-а со гурме, тӥни кудзэ висьыкуд шудылӥ. Мон сое аслым кельтӥ. Нокинлы уг сёты. Мон сое нимай «Шур дурысь беризьлэн крезьгурез»...</text:p>
      <text:p text:style-name="P1"><text:soft-page-break/>...Бӧрдэ со, тӧлъёслы някыръяськыса, шумпотэ тулыс шундылы. Малпа со весь чебер кызьпу сярысь. Кызьпу нош бамал йылын будэ. Веськрес. Нош аръёс ортчизы, беризь ву шоры ассэ учкеменыз ӧз шӧды пересьмемзэ. Мӧзмыт, озьы-а? Со мӧзмыт мылкыд туж чылкыт но шудо медло вал, беризь улысь ошмес кадь... Вот сое мон вераны выри.</text:p>
      <text:p text:style-name="P1">Тазэ ужме, тон сяна, нокин ӧз кылы, дыр. Та крезьгурын мон ачим. Тодад ваид ке, малпалод монэ но...</text:p>
      <text:p text:style-name="P1">— Мар тон, Сергей агай, асьмеос оломар но гожтом на, — буйгатыны вырисько.</text:p>
      <text:p text:style-name="P1">— Васи, тодӥськод-а асьме калык кырӟанмес. Пичи гинэ со...</text:p>
      <text:p text:style-name="P1"/>
      <text:p text:style-name="P1">Уӵы кырӟа, шуиськод но, </text:p>
      <text:p text:style-name="P1">Кикы уг сильы-а вылэм? </text:p>
      <text:p text:style-name="P1">Нунал ортче, шуиськод но, </text:p>
      <text:p text:style-name="P1">Даур уг ортчы-а вылэм?</text:p>
      <text:p text:style-name="P1"/>
      <text:p text:style-name="P1">Веть кыӵе шонер кылъёс...</text:p>
      <text:p text:style-name="P1"/>
      <text:h text:style-name="P7" text:outline-level="1">* * *</text:h>
      <text:p text:style-name="P1"/>
      <text:p text:style-name="P1">Валишинэз мон ултозям огпол гинэ адӟи. Эшеным ӵош писательёслэн Союзазы пырим вал. Викторез тросэз тодо ини вылэм отын. Зэм но, баблес йырсиё, нод-нод вераськись эше соку ик чебересь кылбуръёс гожъя ни вал.</text:p>
      <text:p text:style-name="P1">Соку, валамон ини, писатель монэ ӧз ик синйылты, пичи веросъёсын сьӧлыкась студентэз. Мон нош, одӥг кылзэ но вунэтытэк, сое сак кылзӥ:</text:p>
      <text:p text:style-name="P1">— Вуёми ини повесте бордын. Туж секыт мынэ со, — ӝожтӥськиз соку Валишин, — веросъёслэсь ик мӧзмисько.</text:p>
      <text:p text:style-name="P1">Зэм, кыӵе муресь но чылкытэсь солэн веросъёсыз. Соосты ик лыдӟыса, мон но киям ручка кутӥ. Весь малпаллясько, аслэсьтым но книгаме, кудзэ, оло, со кияз но ӧй кутылысал, солэн шайвылаз нуыса поныны, солы сӥзьыны. Нош — возьдаськон...</text:p>
      <text:p text:style-name="P1">Быгато-а куке мон сыӵе югыт но чылкыт гожтыны. Луоз-а ортчись нунал сярысь мӧзмонме, Ута шур дурысь ошмесъёсысь вуэз веръяме.</text:p>
      <text:p text:style-name="P1">...Кыкетӥзэ мон адӟи сое коросысь гинэ. Нош со Валишин ӧй вал ни...</text:p>
      <text:p text:style-name="P1"/>
      <text:h text:style-name="P7" text:outline-level="1">* * *</text:h>
      <text:p text:style-name="P1"/>
      <text:p text:style-name="P1">...Ӵуказеяз Сергей <text:span text:style-name="T1">д</text:span><text:span text:style-name="T14">о</text:span><text:span text:style-name="T1">ры</text:span> тодмотэм куно вуиз. Сьӧрлось. Дӥсяськемын узыр, кияз — векчи сьӧд чемодан... Мон солы Сергей доры сюрес возьматӥ, сьӧрам ваи.</text:p>
      <text:p text:style-name="P1">— Вот тон кытчы ватскем, Моцарт, ӧвӧл — тон Чайковский, — жильыртэ куараез тодмотэмлэн.</text:p>
      <text:p text:style-name="P1">Кин мар адями та?</text:p>
      <text:p text:style-name="P1">— Шедьтӥд тон монэ, Кучыран, — йырзэ борд пала берыктӥз Сергей. Вераськемез уг поты, лэся. — Тонэ пуны но уг уты...</text:p>
      <text:p text:style-name="P1">— Ха! Монэ ваньзы тодмало! Озьы-а? Нош тон мар ке вунэтӥд монэ... Умой ӧвӧл ведь!</text:p>
      <text:p text:style-name="P1">— Кыӵе-мар ини городын? — Сергейлы, шӧдске, секыт вераськыны.</text:p>
      <text:p text:style-name="P1">— Ужаськом, улӥськом, нянь сииськом. Ансамбльмы шудэ асьмелэн. Кисы зӧкоме, ресторан пушъе, нош тон татын кыллиськод. Возьыт! — пышкылӥз воргорон.</text:p>
      <text:p text:style-name="P1">— Тырмоз! — кеськиз Сергей.</text:p>
      <text:p text:style-name="P1"><text:soft-page-break/>— Агай, тӥ мултэс эн вераське. Висе со, — мон но ӧй чида.</text:p>
      <text:p text:style-name="P1">— Висиськод? — паймиз воргорон. — Нош мынам баянэн шудӥсе ӧвӧл. Эх, Сергей Ильич, кыӵе мон тыныд оски вал.</text:p>
      <text:p text:style-name="P1">Борддорысь гитараез адӟыса юаз:</text:p>
      <text:p text:style-name="P1">— Выриськод на-а?</text:p>
      <text:p text:style-name="P1">— Мар со вырем — озьы гинэ, мар ке со... — шоналскиз гинэ Сергей.</text:p>
      <text:p text:style-name="P1">Укноетӥ пырись шунды сиос вешало солэсь паськыт кымессэ, тугаськем кузь йырсиоссэ, нылпилэн кадь пыдэстэм лыз синъёссэ.</text:p>
      <text:p text:style-name="P1">Котьку паймисько вал Сергейлэн синъёсызлы. Улытозям ӧй адӟылы ни сыӵе синъёсты. Кыӵе ке но пересь мӧзмон кадь дугдэмын пушказы. Ӧвӧл, со мӧзмон ӧвӧл, толэзь шоры вузӥсь кионлэн мӧзмонэз, со каллен визылась ошмеслы тупа. Вань мылкыдэз берыктэ, учкемъя эшшо но выльзэ адӟод кадь, инвистэм.</text:p>
      <text:p text:style-name="P1">— Тынад-а? — ульчаысь италмас кадь пиштӥсь «Жигули» шоры Сергей йырыныз шонтӥз.</text:p>
      <text:p text:style-name="P1">— Мынам, ас киыным поттэмын. Таосын! — небыт, куаем киоссэ возьматӥз воргорон. Осконтэм. Султӥз но кузё сямен коркатӥ котырскиз.</text:p>
      <text:p text:style-name="P1">— Тон азьло кадь ик, Сергей Ильич. Секыт тонтэк. Берытскы вал, курисько, — шуак пыдесъяськиз Сергей азьын.</text:p>
      <text:p text:style-name="P1">— Ноку но уг. Ыштӥ мон асме со ресторан сурымад. Нырысь нуналзэ ик каргасько.</text:p>
      <text:p text:style-name="P1">Чёт султӥз воргорон. Бадӟым кӧтсэ шӧдытэк.</text:p>
      <text:p text:style-name="P1">— Мон тыныд умой тыри ук, — куспетӥ кариз. Собере шуак пуксиз ӝӧк сьӧры, дипломатысьтыз коньяк поттӥз.</text:p>
      <text:p text:style-name="P1">— Давай, Сергей Ильич, по одной... Умой маке. Армянской, ява.</text:p>
      <text:p text:style-name="P1">Одӥг стопка юэм беразы, Кучыран гордэктӥз, нош Сергейлэн синъёсыз чиляны ӧдъязы.</text:p>
      <text:p text:style-name="P1">— Шудӥськом калленом, Сергей Ильич, — кисьтыны ӧдъяз воргорон, галстуксэ лябӟытыса, — али таиз гуред публикалы туж кельшиз. Тири-пари-тири...</text:p>
      <text:p text:style-name="P1">— Со гурез мон ӧй лэзьы шудыны! Мон сое бырем эшелы сӥзи вал, — ӝӧк дурез кырмыса кӧдэктӥзы Сергейлэн чиньыосыз.</text:p>
      <text:p text:style-name="P1">— Во-во, самой созэ. Давай одӥг лэзём на...</text:p>
      <text:p text:style-name="P1">— Тырмоз, — чарказэ йырчукин пуктӥз Сергей.</text:p>
      <text:p text:style-name="P1">— Ярам. Ужлы матэгес, иське. Уксёе сьӧрам, выль музыкаедлэсь нотаоссэ вай. Вераським?</text:p>
      <text:p text:style-name="P1">— Нош ик нотаос... Калыклэсь ӵогад тон соосты, Кучыран. Берпум нуналъёсам коть лэзь...</text:p>
      <text:p text:style-name="P1">— Дунэн уг обидьы, — дыртӥз соиз, — тани гонорар...</text:p>
      <text:p text:style-name="P1">— Мон ведь калыклы шудӥсько. Калык понна. Кайгуын буйгатыны вырисько, шумпотонэн эктытӥсько. Дышетскисе тани вань... Нош тынад? — гадь бордаз, паллян палаз, кырмиськиз Сергей. Ӵем шока. — Нош тон? Дачалы-а уксёед уг тырмы на? Сюпсиськод музыкантъёстэ! Быдтылӥд тон монэ, Кучыран. Валаськод-а?</text:p>
      <text:p text:style-name="P1">— Оло, мон тонэ жугыса шудыны косылӥ-а? Ачид ук лыктӥд, — шимес кырыжазы воргоронлэн ымдуръёсыз, — ымыд но пытсамын ӧй вал, чырты сьӧрад ӧд лэзья ук...</text:p>
      <text:p text:style-name="P1">— Пилемъёс люкасько, — Сергей укно шоры возьматӥз, — зороз. Тон дырты, машинаед нӧдоз. Татын асфальт ӧвӧл.</text:p>
      <text:p text:style-name="P1">Сергей синъёссэ кыниз. Воргорон шуак тэтчиз но, ӝӧк вылысь зӧк тетрадез ӝабыртыса, бызьыса потӥз.</text:p>
      <text:p text:style-name="P1">Вжинь! Машина ыбиськыса кадь лобиз урамтӥ.</text:p>
      <text:p text:style-name="P1">— Сергей агай, со мае ке но ӝӧк вылысь нуиз!</text:p>
      <text:p text:style-name="P1"><text:soft-page-break/>— Мае? Ӝӧк вылысь-а? — шуак <text:span text:style-name="T1">султӥз</text:span><text:span text:style-name="T14"> </text:span><text:span text:style-name="T1">Сергей</text:span>. — Пуны! Лушкам «Шур дурысь беризьме»!.. Инмар, тон вань-а, ӧвӧл-а?! — киоссэ сэргысь мыдор пала карыса, супыра<text:span text:style-name="T14">к</text:span> усиз выж вылэ. Ӵогем писпу кадь...</text:p>
      <text:p text:style-name="P1">Укно янакысь эмъюм кырмыса, мон Сергей доры тэтчи. Нош солы кулэ ӧвӧл ни эмъюм...</text:p>
      <text:p text:style-name="P1">— Сергей агай! А-а-а!..</text:p>
      <text:p text:style-name="P1"/>
      <text:h text:style-name="P7" text:outline-level="1">Беркыл</text:h>
      <text:p text:style-name="P1"/>
      <text:p text:style-name="P1">Ортчизы трос аръёс. Тылобурдо тылыос кадь югектӥзы йырсиосы. Нош кытчы лобӟом на... Нош али но уйшоре шуак сайкаллясько. Оло, кылӥськоз Сергейлэн крезьгурез.</text:p>
      <text:p text:style-name="P1">Сергей, Сергей, ӝуаз тынад чылкыт но сьӧлыко сюсьтылэд... Ӧд жаля тон астэ... Со сюсьтылэд, оло, мынэсьтым но улонме югдытӥз. Тон сюрес возьматӥд мыным. Самой со сюресэз, <text:span text:style-name="T1">ку</text:span><text:span text:style-name="T14">д</text:span><text:span text:style-name="T1">этӥз</text:span> мон ӧй мыны.</text:p>
      <text:p text:style-name="P1"/>
      <text:h text:style-name="P7" text:outline-level="1">* * *</text:h>
      <text:p text:style-name="P1"/>
      <text:p text:style-name="P1">...Микта султӥз бадӟым пурысь из вылысь но, секыт чутыса, дорам вамыштӥз. Мон Миктаез мырдэм тодмай, жаляллямтэ сое аръёс. Куалекъясь бур кизэ кутылӥ. Сергейлэн шай дураз кема сылӥм.</text:p>
      <text:p text:style-name="P1">Йыр вадьсаз ик солэн чия мерттэмын, сяськаосыз югыт пишто сыномем ожо вылын. Нош фотографиын Сергей пальпотэ, кияз арган вӧлъямын. Егит.</text:p>
      <text:p text:style-name="P1">Микта мур лулӟылыса пуксиз из вылаз. Олокытчы кыдёке учко синъёсыз, кин тодэ — кытчы... Ачиз гинэ адӟе, мае кулэ.</text:p>
      <text:p text:style-name="P1">...Мон вамыштӥ гурт пала. Кема сылӥ учкыса <text:span text:style-name="T14">Ӟ</text:span>изми нюлэсмес, кузь ураммес, пересьмем беризьмес. Беризь но тани-тани погралоз ини. Только уг вала кытчы усьыны, вӧзаз етӥз будо пинал беризьёс. Кышка пачкатэмезлэсь.</text:p>
      <text:p text:style-name="P1">...Шурмы лазегомем ини. Нош вубуртчинъёс пумитъясько шурлэн визылэзлы, собере жадьыса ӧр пыдсы вӧлдӥсько...</text:p>
      <text:p text:style-name="P1">Шурын вуэз кезьыт. Юэмъя гаде лэчыт шиос мертчыло кадь. Вогыриё тулкымъёс вылын мон нош ик адӟисько асме, пичи дырме, кемалась ортчем аръёсты, нуналъёсты... Пичи дыр... Мар меда вань солэсь чылкытэз, шунытэз...</text:p>
      <text:p text:style-name="P1"/>
      <text:h text:style-name="P7" text:outline-level="1">* * *</text:h>
      <text:p text:style-name="P1"/>
      <text:p text:style-name="P1">...Нюлэс пушкысь кикылэн силемез кылӥськиз. Иське, ӧд вунэты монэ, кикые... Нюлэс каллен шаугетэ, ӟильырто тылобурдоос. Нош кикылэсь лыдъямзэ номыр уг согы. Шокчытэк кылзӥсько визьмо тылобурдолэсь верамзэ. Нош со дугдылытэк силе но силе.</text:p>
      <text:p text:style-name="P1">...Одӥг, кык, куинь, ньыль... — сипырто ымдуръёс.</text:p>
      <text:p text:style-name="P1">Лыдъя, лыдъя, лыдъя, кикые...</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05-16T08:43:04.261000000</dc:date>
    <meta:editing-duration>PT3M29S</meta:editing-duration>
    <meta:editing-cycles>3</meta:editing-cycles>
    <meta:document-statistic meta:table-count="0" meta:image-count="0" meta:object-count="0" meta:page-count="21" meta:paragraph-count="515" meta:word-count="8568" meta:character-count="55086" meta:non-whitespace-character-count="46536"/>
  </office:meta>
</office:document-meta>
</file>